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pt" style:use-optimal-column-width="true"/>
    </style:style>
    <style:style style:name="ACOL-2" style:family="table-column">
      <style:table-column-properties style:column-width="66.76pt" style:use-optimal-column-width="true"/>
    </style:style>
    <style:style style:name="ACOL-3" style:family="table-column">
      <style:table-column-properties style:column-width="75pt" style:use-optimal-column-width="true"/>
    </style:style>
    <style:style style:name="ACOL-4" style:family="table-column">
      <style:table-column-properties style:column-width="90.74pt" style:use-optimal-column-width="true"/>
    </style:style>
    <style:style style:name="ACOL-5" style:family="table-column">
      <style:table-column-properties style:column-width="102.8pt" style:use-optimal-column-width="false"/>
    </style:style>
    <style:style style:name="ACOL-6" style:family="table-column">
      <style:table-column-properties style:column-width="59.24pt" style:use-optimal-column-width="true"/>
    </style:style>
    <style:style style:name="ACOL-7" style:family="table-column">
      <style:table-column-properties style:column-width="65.25pt" style:use-optimal-column-width="true"/>
    </style:style>
    <style:style style:name="ACOL-8" style:family="table-column"/>
    <style:style style:name="ACOL-9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3"/>
        <table:table-column table:style-name="ACOL-4"/>
        <table:table-column table:style-name="ACOL-0"/>
        <table:table-column table:style-name="ACOL-5"/>
        <table:table-column table:style-name="ACOL-0"/>
        <table:table-column table:style-name="ACOL-6"/>
        <table:table-column table:style-name="ACOL-0" table:number-columns-repeated="5"/>
        <table:table-column table:style-name="ACOL-7"/>
        <table:table-column table:style-name="ACOL-0" table:number-columns-repeated="240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80</text:p>
          </table:table-cell>
          <table:table-cell table:style-name="ACE-0" office:value-type="float" office:value="49.829999999999998">
            <text:p>49.83</text:p>
          </table:table-cell>
          <table:table-cell table:style-name="ACE-0" office:value-type="float" office:value="-64.420000000000002">
            <text:p>−64.42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avoieFilion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2</text:p>
          </table:table-cell>
          <table:table-cell table:style-name="ACE-0" office:value-type="float" office:value="49.869999999999997">
            <text:p>49.87</text:p>
          </table:table-cell>
          <table:table-cell table:style-name="ACE-0" office:value-type="float" office:value="-64.400000000000006">
            <text:p>−64.4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36</text:p>
          </table:table-cell>
          <table:table-cell table:style-name="ACE-0" office:value-type="float" office:value="49.93">
            <text:p>49.93</text:p>
          </table:table-cell>
          <table:table-cell table:style-name="ACE-0" office:value-type="float" office:value="-64.370000000000005">
            <text:p>−64.37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376</text:p>
          </table:table-cell>
          <table:table-cell table:style-name="ACE-0" office:value-type="float" office:value="49.93">
            <text:p>49.93</text:p>
          </table:table-cell>
          <table:table-cell table:style-name="ACE-0" office:value-type="float" office:value="-64.370000000000005">
            <text:p>−64.37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304">
            <text:p>304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5</text:p>
          </table:table-cell>
          <table:table-cell table:style-name="ACE-0" office:value-type="float" office:value="49.82">
            <text:p>49.82</text:p>
          </table:table-cell>
          <table:table-cell table:style-name="ACE-0" office:value-type="float" office:value="-64.359999999999999">
            <text:p>−64.36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, buccinum undatum, littorina obtusata, acmaea testudina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7</text:p>
          </table:table-cell>
          <table:table-cell table:style-name="ACE-0" office:value-type="float" office:value="49.82">
            <text:p>49.82</text:p>
          </table:table-cell>
          <table:table-cell table:style-name="ACE-0" office:value-type="float" office:value="-64.349999999999994">
            <text:p>−64.35</text:p>
          </table:table-cell>
          <table:table-cell table:style-name="ACE-0" office:value-type="float" office:value="4610">
            <text:p>461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82</text:p>
          </table:table-cell>
          <table:table-cell table:style-name="ACE-0" office:value-type="float" office:value="49.829999999999998">
            <text:p>49.83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0240">
            <text:p>10240</text:p>
          </table:table-cell>
          <table:table-cell table:style-name="ACE-0" office:value-type="float" office:value="304">
            <text:p>304</text:p>
          </table:table-cell>
          <table:table-cell table:style-name="ACE-0" office:value-type="string">
            <text:p>whal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2</text:p>
          </table:table-cell>
          <table:table-cell table:style-name="ACE-0" office:value-type="float" office:value="49.840000000000003">
            <text:p>49.84</text:p>
          </table:table-cell>
          <table:table-cell table:style-name="ACE-0" office:value-type="float" office:value="-64.280000000000001">
            <text:p>−64.28</text:p>
          </table:table-cell>
          <table:table-cell table:style-name="ACE-0" office:value-type="float" office:value="12840">
            <text:p>12840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63</text:p>
          </table:table-cell>
          <table:table-cell table:style-name="ACE-0" office:value-type="float" office:value="49.829999999999998">
            <text:p>49.83</text:p>
          </table:table-cell>
          <table:table-cell table:style-name="ACE-0" office:value-type="float" office:value="-64.260000000000005">
            <text:p>−64.26</text:p>
          </table:table-cell>
          <table:table-cell table:style-name="ACE-0" office:value-type="float" office:value="11990">
            <text:p>1199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06</text:p>
          </table:table-cell>
          <table:table-cell table:style-name="ACE-0" office:value-type="float" office:value="49.700000000000003">
            <text:p>49.7</text:p>
          </table:table-cell>
          <table:table-cell table:style-name="ACE-0" office:value-type="float" office:value="-64.090000000000003">
            <text:p>−64.09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avoieFilion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79</text:p>
          </table:table-cell>
          <table:table-cell table:style-name="ACE-0" office:value-type="float" office:value="49.920000000000002">
            <text:p>49.92</text:p>
          </table:table-cell>
          <table:table-cell table:style-name="ACE-0" office:value-type="float" office:value="-64.069999999999993">
            <text:p>−64.07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LavoieFilion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3</text:p>
          </table:table-cell>
          <table:table-cell table:style-name="ACE-0" office:value-type="float" office:value="49.740000000000002">
            <text:p>49.74</text:p>
          </table:table-cell>
          <table:table-cell table:style-name="ACE-0" office:value-type="float" office:value="-64.040000000000006">
            <text:p>−64.04</text:p>
          </table:table-cell>
          <table:table-cell table:style-name="ACE-0" office:value-type="float" office:value="10120">
            <text:p>101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8</text:p>
          </table:table-cell>
          <table:table-cell table:style-name="ACE-0" office:value-type="float" office:value="49.759999999999998">
            <text:p>49.76</text:p>
          </table:table-cell>
          <table:table-cell table:style-name="ACE-0" office:value-type="float" office:value="-64.030000000000001">
            <text:p>−64.03</text:p>
          </table:table-cell>
          <table:table-cell table:style-name="ACE-0" office:value-type="float" office:value="11090">
            <text:p>11090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macoma balthic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1</text:p>
          </table:table-cell>
          <table:table-cell table:style-name="ACE-0" office:value-type="float" office:value="49.759999999999998">
            <text:p>49.76</text:p>
          </table:table-cell>
          <table:table-cell table:style-name="ACE-0" office:value-type="float" office:value="-64.030000000000001">
            <text:p>−64.03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66</text:p>
          </table:table-cell>
          <table:table-cell table:style-name="ACE-0" office:value-type="float" office:value="49.670000000000002">
            <text:p>49.67</text:p>
          </table:table-cell>
          <table:table-cell table:style-name="ACE-0" office:value-type="float" office:value="-63.920000000000002">
            <text:p>−63.92</text:p>
          </table:table-cell>
          <table:table-cell table:style-name="ACE-0" office:value-type="float" office:value="9980">
            <text:p>998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67</text:p>
          </table:table-cell>
          <table:table-cell table:style-name="ACE-0" office:value-type="float" office:value="49.670000000000002">
            <text:p>49.67</text:p>
          </table:table-cell>
          <table:table-cell table:style-name="ACE-0" office:value-type="float" office:value="-63.920000000000002">
            <text:p>−63.92</text:p>
          </table:table-cell>
          <table:table-cell table:style-name="ACE-0" office:value-type="float" office:value="9660">
            <text:p>966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ya arenaria, 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78</text:p>
          </table:table-cell>
          <table:table-cell table:style-name="ACE-0" office:value-type="float" office:value="49.670000000000002">
            <text:p>49.67</text:p>
          </table:table-cell>
          <table:table-cell table:style-name="ACE-0" office:value-type="float" office:value="-63.909999999999997">
            <text:p>−63.91</text:p>
          </table:table-cell>
          <table:table-cell table:style-name="ACE-0" office:value-type="float" office:value="10540">
            <text:p>105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5</text:p>
          </table:table-cell>
          <table:table-cell table:style-name="ACE-0" office:value-type="float" office:value="49.740000000000002">
            <text:p>49.74</text:p>
          </table:table-cell>
          <table:table-cell table:style-name="ACE-0" office:value-type="float" office:value="-63.890000000000001">
            <text:p>−63.89</text:p>
          </table:table-cell>
          <table:table-cell table:style-name="ACE-0" office:value-type="float" office:value="10080">
            <text:p>1008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76</text:p>
          </table:table-cell>
          <table:table-cell table:style-name="ACE-0" office:value-type="float" office:value="49.869999999999997">
            <text:p>49.87</text:p>
          </table:table-cell>
          <table:table-cell table:style-name="ACE-0" office:value-type="float" office:value="-63.869999999999997">
            <text:p>−63.87</text:p>
          </table:table-cell>
          <table:table-cell table:style-name="ACE-0" office:value-type="float" office:value="9840">
            <text:p>984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61</text:p>
          </table:table-cell>
          <table:table-cell table:style-name="ACE-0" office:value-type="float" office:value="49.640000000000001">
            <text:p>49.64</text:p>
          </table:table-cell>
          <table:table-cell table:style-name="ACE-0" office:value-type="float" office:value="-63.850000000000001">
            <text:p>−63.85</text:p>
          </table:table-cell>
          <table:table-cell table:style-name="ACE-0" office:value-type="float" office:value="9680">
            <text:p>9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natica clau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19</text:p>
          </table:table-cell>
          <table:table-cell table:style-name="ACE-0" office:value-type="float" office:value="49.840000000000003">
            <text:p>49.84</text:p>
          </table:table-cell>
          <table:table-cell table:style-name="ACE-0" office:value-type="float" office:value="-63.560000000000002">
            <text:p>−63.56</text:p>
          </table:table-cell>
          <table:table-cell table:style-name="ACE-0" office:value-type="float" office:value="9400">
            <text:p>940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zirphaea crisp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6</text:p>
          </table:table-cell>
          <table:table-cell table:style-name="ACE-0" office:value-type="float" office:value="49.770000000000003">
            <text:p>49.77</text:p>
          </table:table-cell>
          <table:table-cell table:style-name="ACE-0" office:value-type="float" office:value="-63.130000000000003">
            <text:p>−63.13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Painchaud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64</text:p>
          </table:table-cell>
          <table:table-cell table:style-name="ACE-0" office:value-type="float" office:value="49.729999999999997">
            <text:p>49.73</text:p>
          </table:table-cell>
          <table:table-cell table:style-name="ACE-0" office:value-type="float" office:value="-62.979999999999997">
            <text:p>−62.98</text:p>
          </table:table-cell>
          <table:table-cell table:style-name="ACE-0" office:value-type="float" office:value="9890">
            <text:p>98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, my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68</text:p>
          </table:table-cell>
          <table:table-cell table:style-name="ACE-0" office:value-type="float" office:value="49.729999999999997">
            <text:p>49.73</text:p>
          </table:table-cell>
          <table:table-cell table:style-name="ACE-0" office:value-type="float" office:value="-62.979999999999997">
            <text:p>−62.98</text:p>
          </table:table-cell>
          <table:table-cell table:style-name="ACE-0" office:value-type="float" office:value="1690">
            <text:p>16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buccinum undatum, 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66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67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576">
            <text:p>1576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2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881">
            <text:p>1881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69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0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622">
            <text:p>622</text:p>
          </table:table-cell>
          <table:table-cell table:style-name="ACE-0" office:value-type="float" office:value="104">
            <text:p>10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1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814">
            <text:p>814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3A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68A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86">
            <text:p>186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156</text:p>
          </table:table-cell>
          <table:table-cell table:style-name="ACE-0" office:value-type="float" office:value="47.57">
            <text:p>47.57</text:p>
          </table:table-cell>
          <table:table-cell table:style-name="ACE-0" office:value-type="float" office:value="-52.700000000000003">
            <text:p>−52.7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00000000000003">
            <text:p>−32.7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acPherson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157</text:p>
          </table:table-cell>
          <table:table-cell table:style-name="ACE-0" office:value-type="float" office:value="47.57">
            <text:p>47.57</text:p>
          </table:table-cell>
          <table:table-cell table:style-name="ACE-0" office:value-type="float" office:value="-52.700000000000003">
            <text:p>−52.7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acPherson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6</text:p>
          </table:table-cell>
          <table:table-cell table:style-name="ACE-0" office:value-type="float" office:value="47.859999999999999">
            <text:p>47.86</text:p>
          </table:table-cell>
          <table:table-cell table:style-name="ACE-0" office:value-type="float" office:value="-54.159999999999997">
            <text:p>−54.16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ellina ag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100000000000001">
            <text:p>−26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ShawForbes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14</text:p>
          </table:table-cell>
          <table:table-cell table:style-name="ACE-0" office:value-type="float" office:value="46.899999999999999">
            <text:p>46.9</text:p>
          </table:table-cell>
          <table:table-cell table:style-name="ACE-0" office:value-type="float" office:value="-53.280000000000001">
            <text:p>−53.28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17</text:p>
          </table:table-cell>
          <table:table-cell table:style-name="ACE-0" office:value-type="float" office:value="47.299999999999997">
            <text:p>47.3</text:p>
          </table:table-cell>
          <table:table-cell table:style-name="ACE-0" office:value-type="float" office:value="-53.880000000000003">
            <text:p>−53.88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CattoEtal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93</text:p>
          </table:table-cell>
          <table:table-cell table:style-name="ACE-0" office:value-type="float" office:value="50.090000000000003">
            <text:p>50.09</text:p>
          </table:table-cell>
          <table:table-cell table:style-name="ACE-0" office:value-type="float" office:value="-57.590000000000003">
            <text:p>−57.59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26</text:p>
          </table:table-cell>
          <table:table-cell table:style-name="ACE-0" office:value-type="float" office:value="50.07">
            <text:p>50.0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25</text:p>
          </table:table-cell>
          <table:table-cell table:style-name="ACE-0" office:value-type="float" office:value="50.060000000000002">
            <text:p>50.06</text:p>
          </table:table-cell>
          <table:table-cell table:style-name="ACE-0" office:value-type="float" office:value="-57.710000000000001">
            <text:p>−57.71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006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57.729999999999997">
            <text:p>−57.7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.700000000000003">
            <text:p>51.7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62</text:p>
          </table:table-cell>
          <table:table-cell table:style-name="ACE-0" office:value-type="float" office:value="49.990000000000002">
            <text:p>49.99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9060">
            <text:p>9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04</text:p>
          </table:table-cell>
          <table:table-cell table:style-name="ACE-0" office:value-type="float" office:value="49.990000000000002">
            <text:p>49.99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33</text:p>
          </table:table-cell>
          <table:table-cell table:style-name="ACE-0" office:value-type="float" office:value="49.909999999999997">
            <text:p>49.91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8650">
            <text:p>86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rookesStevens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746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2">
            <text:p>−57.82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cirp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745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lnus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4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6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376">
            <text:p>376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63</text:p>
          </table:table-cell>
          <table:table-cell table:style-name="ACE-0" office:value-type="float" office:value="49.759999999999998">
            <text:p>49.76</text:p>
          </table:table-cell>
          <table:table-cell table:style-name="ACE-0" office:value-type="float" office:value="-57.82">
            <text:p>−57.82</text:p>
          </table:table-cell>
          <table:table-cell table:style-name="ACE-0" office:value-type="float" office:value="8760">
            <text:p>87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BrookesStevens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886</text:p>
          </table:table-cell>
          <table:table-cell table:style-name="ACE-0" office:value-type="float" office:value="49.710000000000001">
            <text:p>49.71</text:p>
          </table:table-cell>
          <table:table-cell table:style-name="ACE-0" office:value-type="float" office:value="-57.939999999999998">
            <text:p>−57.94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ookesStevens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87</text:p>
          </table:table-cell>
          <table:table-cell table:style-name="ACE-0" office:value-type="float" office:value="49.469999999999999">
            <text:p>49.47</text:p>
          </table:table-cell>
          <table:table-cell table:style-name="ACE-0" office:value-type="float" office:value="-58.130000000000003">
            <text:p>−58.13</text:p>
          </table:table-cell>
          <table:table-cell table:style-name="ACE-0" office:value-type="float" office:value="12300">
            <text:p>123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rookesEtal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62</text:p>
          </table:table-cell>
          <table:table-cell table:style-name="ACE-0" office:value-type="float" office:value="49.119999999999997">
            <text:p>49.12</text:p>
          </table:table-cell>
          <table:table-cell table:style-name="ACE-0" office:value-type="float" office:value="-58.409999999999997">
            <text:p>−58.41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7.100000000000001">
            <text:p>37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81</text:p>
          </table:table-cell>
          <table:table-cell table:style-name="ACE-0" office:value-type="float" office:value="49.049999999999997">
            <text:p>49.05</text:p>
          </table:table-cell>
          <table:table-cell table:style-name="ACE-0" office:value-type="float" office:value="-58.369999999999997">
            <text:p>−58.37</text:p>
          </table:table-cell>
          <table:table-cell table:style-name="ACE-0" office:value-type="float" office:value="9050">
            <text:p>90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4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4">
            <text:p>−14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0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">
            <text:p>−15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5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99999999999999">
            <text:p>−15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1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300000000000001">
            <text:p>−15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6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699999999999999">
            <text:p>−13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7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1">
            <text:p>−14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8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9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5">
            <text:p>−14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90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91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5250">
            <text:p>5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00000000000001">
            <text:p>−22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2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99999999999999">
            <text:p>−2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834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3680">
            <text:p>3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5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6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7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illerLivingstone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78</text:p>
          </table:table-cell>
          <table:table-cell table:style-name="ACE-0" office:value-type="float" office:value="46.039999999999999">
            <text:p>46.04</text:p>
          </table:table-cell>
          <table:table-cell table:style-name="ACE-0" office:value-type="float" office:value="-60.380000000000003">
            <text:p>−60.38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 le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lakeLowdon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78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-66.659999999999997">
            <text:p>−66.66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5">
            <text:p>29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27</text:p>
          </table:table-cell>
          <table:table-cell table:style-name="ACE-0" office:value-type="float" office:value="47.990000000000002">
            <text:p>47.99</text:p>
          </table:table-cell>
          <table:table-cell table:style-name="ACE-0" office:value-type="float" office:value="-66.409999999999997">
            <text:p>−66.41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943</text:p>
          </table:table-cell>
          <table:table-cell table:style-name="ACE-0" office:value-type="float" office:value="47.990000000000002">
            <text:p>47.99</text:p>
          </table:table-cell>
          <table:table-cell table:style-name="ACE-0" office:value-type="float" office:value="-66.390000000000001">
            <text:p>−66.39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85</text:p>
          </table:table-cell>
          <table:table-cell table:style-name="ACE-0" office:value-type="float" office:value="47.920000000000002">
            <text:p>47.92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700">
            <text:p>127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839</text:p>
          </table:table-cell>
          <table:table-cell table:style-name="ACE-0" office:value-type="float" office:value="47.950000000000003">
            <text:p>47.95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50</text:p>
          </table:table-cell>
          <table:table-cell table:style-name="ACE-0" office:value-type="float" office:value="47.950000000000003">
            <text:p>47.95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552</text:p>
          </table:table-cell>
          <table:table-cell table:style-name="ACE-0" office:value-type="float" office:value="47.93">
            <text:p>47.93</text:p>
          </table:table-cell>
          <table:table-cell table:style-name="ACE-0" office:value-type="float" office:value="-66.030000000000001">
            <text:p>−66.03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7</text:p>
          </table:table-cell>
          <table:table-cell table:style-name="ACE-0" office:value-type="float" office:value="47.920000000000002">
            <text:p>47.92</text:p>
          </table:table-cell>
          <table:table-cell table:style-name="ACE-0" office:value-type="float" office:value="-66.019999999999996">
            <text:p>−66.02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4</text:p>
          </table:table-cell>
          <table:table-cell table:style-name="ACE-0" office:value-type="float" office:value="47.670000000000002">
            <text:p>47.67</text:p>
          </table:table-cell>
          <table:table-cell table:style-name="ACE-0" office:value-type="float" office:value="-65.569999999999993">
            <text:p>−65.57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20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64.810000000000002">
            <text:p>−64.81</text:p>
          </table:table-cell>
          <table:table-cell table:style-name="ACE-0" office:value-type="float" office:value="3710">
            <text:p>37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21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64.810000000000002">
            <text:p>−64.81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83</text:p>
          </table:table-cell>
          <table:table-cell table:style-name="ACE-0" office:value-type="float" office:value="47.729999999999997">
            <text:p>47.73</text:p>
          </table:table-cell>
          <table:table-cell table:style-name="ACE-0" office:value-type="float" office:value="-64.780000000000001">
            <text:p>−64.78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8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9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2250">
            <text:p>2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24</text:p>
          </table:table-cell>
          <table:table-cell table:style-name="ACE-0" office:value-type="float" office:value="47.689999999999998">
            <text:p>47.69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4815">
            <text:p>481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362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musse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296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005">
            <text:p>400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98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150">
            <text:p>41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361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3675">
            <text:p>36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105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40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usse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43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10</text:p>
          </table:table-cell>
          <table:table-cell table:style-name="ACE-0" office:value-type="float" office:value="45.140000000000001">
            <text:p>45.14</text:p>
          </table:table-cell>
          <table:table-cell table:style-name="ACE-0" office:value-type="float" office:value="-64.390000000000001">
            <text:p>−64.39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12</text:p>
          </table:table-cell>
          <table:table-cell table:style-name="ACE-0" office:value-type="float" office:value="45.140000000000001">
            <text:p>45.14</text:p>
          </table:table-cell>
          <table:table-cell table:style-name="ACE-0" office:value-type="float" office:value="-64.390000000000001">
            <text:p>−64.39</text:p>
          </table:table-cell>
          <table:table-cell table:style-name="ACE-0" office:value-type="float" office:value="2355">
            <text:p>2355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43</text:p>
          </table:table-cell>
          <table:table-cell table:style-name="ACE-0" office:value-type="float" office:value="45.369999999999997">
            <text:p>45.37</text:p>
          </table:table-cell>
          <table:table-cell table:style-name="ACE-0" office:value-type="float" office:value="-63.310000000000002">
            <text:p>−63.31</text:p>
          </table:table-cell>
          <table:table-cell table:style-name="ACE-0" office:value-type="float" office:value="4045">
            <text:p>404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867</text:p>
          </table:table-cell>
          <table:table-cell table:style-name="ACE-0" office:value-type="float" office:value="45.380000000000003">
            <text:p>45.38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7208">
            <text:p>7208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9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642">
            <text:p>10642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41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531">
            <text:p>10531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43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452">
            <text:p>10452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66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557">
            <text:p>10557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75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1011">
            <text:p>11011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77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113">
            <text:p>10113</text:p>
          </table:table-cell>
          <table:table-cell table:style-name="ACE-0" office:value-type="float" office:value="275">
            <text:p>27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51</text:p>
          </table:table-cell>
          <table:table-cell table:style-name="ACE-0" office:value-type="float" office:value="45.549999999999997">
            <text:p>45.55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10746">
            <text:p>10746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939</text:p>
          </table:table-cell>
          <table:table-cell table:style-name="ACE-0" office:value-type="float" office:value="45.659999999999997">
            <text:p>45.66</text:p>
          </table:table-cell>
          <table:table-cell table:style-name="ACE-0" office:value-type="float" office:value="-64.659999999999997">
            <text:p>−64.6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899999999999999">
            <text:p>−27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6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2225">
            <text:p>222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7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8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3240">
            <text:p>32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4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5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6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7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7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. alterniflora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. alterniflora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70">
            <text:p>9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40">
            <text:p>2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10">
            <text:p>26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999999999999999">
            <text:p>−2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1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120">
            <text:p>31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10">
            <text:p>1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60">
            <text:p>15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10">
            <text:p>23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50">
            <text:p>23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90">
            <text:p>23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90">
            <text:p>15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80">
            <text:p>2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810">
            <text:p>1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325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325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14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965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7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alrympleZaitli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8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9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0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30">
            <text:p>1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1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400">
            <text:p>4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2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3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4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5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6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7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8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32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3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2750">
            <text:p>27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5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6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9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75</text:p>
          </table:table-cell>
          <table:table-cell table:style-name="ACE-0" office:value-type="float" office:value="45.850000000000001">
            <text:p>45.85</text:p>
          </table:table-cell>
          <table:table-cell table:style-name="ACE-0" office:value-type="float" office:value="-64.299999999999997">
            <text:p>−64.3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9000000000000004">
            <text:p>−7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1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065">
            <text:p>106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2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675">
            <text:p>6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4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5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6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925">
            <text:p>9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8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75">
            <text:p>267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9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35">
            <text:p>26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40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120">
            <text:p>31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1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335">
            <text:p>133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2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185">
            <text:p>218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5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800">
            <text:p>38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30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tre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6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5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4550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4551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3238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319999999999993">
            <text:p>−64.32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859</text:p>
          </table:table-cell>
          <table:table-cell table:style-name="ACE-0" office:value-type="float" office:value="45.350000000000001">
            <text:p>45.35</text:p>
          </table:table-cell>
          <table:table-cell table:style-name="ACE-0" office:value-type="float" office:value="-64.700000000000003">
            <text:p>−64.7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teaWightman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3241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319999999999993">
            <text:p>−64.32</text:p>
          </table:table-cell>
          <table:table-cell table:style-name="ACE-0" office:value-type="float" office:value="3290">
            <text:p>32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8</text:p>
          </table:table-cell>
          <table:table-cell table:style-name="ACE-0" office:value-type="float" office:value="48.07">
            <text:p>48.07</text:p>
          </table:table-cell>
          <table:table-cell table:style-name="ACE-0" office:value-type="float" office:value="-69.739999999999995">
            <text:p>−69.74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7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250">
            <text:p>92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8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180">
            <text:p>9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5922</text:p>
          </table:table-cell>
          <table:table-cell table:style-name="ACE-0" office:value-type="float" office:value="48.189999999999998">
            <text:p>48.19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697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9</text:p>
          </table:table-cell>
          <table:table-cell table:style-name="ACE-0" office:value-type="float" office:value="48.090000000000003">
            <text:p>48.09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565</text:p>
          </table:table-cell>
          <table:table-cell table:style-name="ACE-0" office:value-type="float" office:value="48.090000000000003">
            <text:p>48.09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3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3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66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36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37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05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640">
            <text:p>1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480">
            <text:p>1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ments (spartina alterniflora&gt;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515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80">
            <text:p>13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462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1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270">
            <text:p>1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3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00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90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76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817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.600000000000001">
            <text:p>20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818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8440">
            <text:p>84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rine alga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.799999999999997">
            <text:p>35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283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285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; ar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199999999999999">
            <text:p>16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1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65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90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61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lant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70">
            <text:p>19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38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0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6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340">
            <text:p>2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8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89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19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9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640">
            <text:p>86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90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31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3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790">
            <text:p>87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4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6667</text:p>
          </table:table-cell>
          <table:table-cell table:style-name="ACE-0" office:value-type="float" office:value="49.25">
            <text:p>49.25</text:p>
          </table:table-cell>
          <table:table-cell table:style-name="ACE-0" office:value-type="float" office:value="-68.25">
            <text:p>−68.25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29</text:p>
          </table:table-cell>
          <table:table-cell table:style-name="ACE-0" office:value-type="float" office:value="49.289999999999999">
            <text:p>49.29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9740">
            <text:p>97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9.600000000000001">
            <text:p>59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1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240">
            <text:p>102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2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390">
            <text:p>103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3.099999999999994">
            <text:p>73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3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740">
            <text:p>107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4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28-3-a</text:p>
          </table:table-cell>
          <table:table-cell table:style-name="ACE-0" office:value-type="float" office:value="48.670000000000002">
            <text:p>48.67</text:p>
          </table:table-cell>
          <table:table-cell table:style-name="ACE-0" office:value-type="float" office:value="-69.310000000000002">
            <text:p>−69.31</text:p>
          </table:table-cell>
          <table:table-cell table:style-name="ACE-0" office:value-type="float" office:value="10380">
            <text:p>10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ietrich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7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69999999999993">
            <text:p>−69.57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40</text:p>
          </table:table-cell>
          <table:table-cell table:style-name="ACE-0" office:value-type="float" office:value="51.609999999999999">
            <text:p>51.61</text:p>
          </table:table-cell>
          <table:table-cell table:style-name="ACE-0" office:value-type="float" office:value="-55.890000000000001">
            <text:p>−55.89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36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330">
            <text:p>133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820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0000000000001">
            <text:p>−55.53</text:p>
          </table:table-cell>
          <table:table-cell table:style-name="ACE-0" office:value-type="float" office:value="5285">
            <text:p>528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987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wooden artifac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71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48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55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555">
            <text:p>155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88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324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Nydal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501</text:p>
          </table:table-cell>
          <table:table-cell table:style-name="ACE-0" office:value-type="float" office:value="51.590000000000003">
            <text:p>51.59</text:p>
          </table:table-cell>
          <table:table-cell table:style-name="ACE-0" office:value-type="float" office:value="-55.920000000000002">
            <text:p>−55.9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532</text:p>
          </table:table-cell>
          <table:table-cell table:style-name="ACE-0" office:value-type="float" office:value="51.590000000000003">
            <text:p>51.59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.399999999999999">
            <text:p>20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254</text:p>
          </table:table-cell>
          <table:table-cell table:style-name="ACE-0" office:value-type="float" office:value="51.549999999999997">
            <text:p>51.55</text:p>
          </table:table-cell>
          <table:table-cell table:style-name="ACE-0" office:value-type="float" office:value="-55.75">
            <text:p>−55.75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5</text:p>
          </table:table-cell>
          <table:table-cell table:style-name="ACE-0" office:value-type="float" office:value="51.539999999999999">
            <text:p>51.54</text:p>
          </table:table-cell>
          <table:table-cell table:style-name="ACE-0" office:value-type="float" office:value="-55.969999999999999">
            <text:p>−55.97</text:p>
          </table:table-cell>
          <table:table-cell table:style-name="ACE-0" office:value-type="float" office:value="7862">
            <text:p>7862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astart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4">
            <text:p>15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07</text:p>
          </table:table-cell>
          <table:table-cell table:style-name="ACE-0" office:value-type="float" office:value="51.539999999999999">
            <text:p>51.54</text:p>
          </table:table-cell>
          <table:table-cell table:style-name="ACE-0" office:value-type="float" office:value="-55.969999999999999">
            <text:p>−55.97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esodesma deaur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.399999999999999">
            <text:p>30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27</text:p>
          </table:table-cell>
          <table:table-cell table:style-name="ACE-0" office:value-type="float" office:value="51.520000000000003">
            <text:p>51.52</text:p>
          </table:table-cell>
          <table:table-cell table:style-name="ACE-0" office:value-type="float" office:value="-56.170000000000002">
            <text:p>−56.17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alcareous alg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137</text:p>
          </table:table-cell>
          <table:table-cell table:style-name="ACE-0" office:value-type="float" office:value="51.5">
            <text:p>51.5</text:p>
          </table:table-cell>
          <table:table-cell table:style-name="ACE-0" office:value-type="float" office:value="-57.310000000000002">
            <text:p>−57.31</text:p>
          </table:table-cell>
          <table:table-cell table:style-name="ACE-0" office:value-type="float" office:value="9820">
            <text:p>98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365</text:p>
          </table:table-cell>
          <table:table-cell table:style-name="ACE-0" office:value-type="float" office:value="51.469999999999999">
            <text:p>51.47</text:p>
          </table:table-cell>
          <table:table-cell table:style-name="ACE-0" office:value-type="float" office:value="-57.490000000000002">
            <text:p>−57.49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313</text:p>
          </table:table-cell>
          <table:table-cell table:style-name="ACE-0" office:value-type="float" office:value="51.43">
            <text:p>51.43</text:p>
          </table:table-cell>
          <table:table-cell table:style-name="ACE-0" office:value-type="float" office:value="-57.210000000000001">
            <text:p>−57.21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4</text:p>
          </table:table-cell>
          <table:table-cell table:style-name="ACE-0" office:value-type="float" office:value="51.369999999999997">
            <text:p>51.37</text:p>
          </table:table-cell>
          <table:table-cell table:style-name="ACE-0" office:value-type="float" office:value="-55.619999999999997">
            <text:p>−55.62</text:p>
          </table:table-cell>
          <table:table-cell table:style-name="ACE-0" office:value-type="float" office:value="11100">
            <text:p>111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astarte cren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0</text:p>
          </table:table-cell>
          <table:table-cell table:style-name="ACE-0" office:value-type="float" office:value="51.310000000000002">
            <text:p>51.31</text:p>
          </table:table-cell>
          <table:table-cell table:style-name="ACE-0" office:value-type="float" office:value="-55.719999999999999">
            <text:p>−55.72</text:p>
          </table:table-cell>
          <table:table-cell table:style-name="ACE-0" office:value-type="float" office:value="3579">
            <text:p>357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thais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2</text:p>
          </table:table-cell>
          <table:table-cell table:style-name="ACE-0" office:value-type="float" office:value="51.310000000000002">
            <text:p>51.31</text:p>
          </table:table-cell>
          <table:table-cell table:style-name="ACE-0" office:value-type="float" office:value="-55.719999999999999">
            <text:p>−55.72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thais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1</text:p>
          </table:table-cell>
          <table:table-cell table:style-name="ACE-0" office:value-type="float" office:value="51.229999999999997">
            <text:p>51.23</text:p>
          </table:table-cell>
          <table:table-cell table:style-name="ACE-0" office:value-type="float" office:value="-56.780000000000001">
            <text:p>−56.78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volsella sp. 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4</text:p>
          </table:table-cell>
          <table:table-cell table:style-name="ACE-0" office:value-type="float" office:value="51.18">
            <text:p>51.18</text:p>
          </table:table-cell>
          <table:table-cell table:style-name="ACE-0" office:value-type="float" office:value="-56.149999999999999">
            <text:p>−56.15</text:p>
          </table:table-cell>
          <table:table-cell table:style-name="ACE-0" office:value-type="float" office:value="9425">
            <text:p>9425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.399999999999999">
            <text:p>45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70</text:p>
          </table:table-cell>
          <table:table-cell table:style-name="ACE-0" office:value-type="float" office:value="51.18">
            <text:p>51.18</text:p>
          </table:table-cell>
          <table:table-cell table:style-name="ACE-0" office:value-type="float" office:value="-56.039999999999999">
            <text:p>−56.04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328</text:p>
          </table:table-cell>
          <table:table-cell table:style-name="ACE-0" office:value-type="float" office:value="51.130000000000003">
            <text:p>51.13</text:p>
          </table:table-cell>
          <table:table-cell table:style-name="ACE-0" office:value-type="float" office:value="-55.979999999999997">
            <text:p>−55.98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399999999999999">
            <text:p>48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77</text:p>
          </table:table-cell>
          <table:table-cell table:style-name="ACE-0" office:value-type="float" office:value="51.079999999999998">
            <text:p>51.08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12</text:p>
          </table:table-cell>
          <table:table-cell table:style-name="ACE-0" office:value-type="float" office:value="51.07">
            <text:p>51.07</text:p>
          </table:table-cell>
          <table:table-cell table:style-name="ACE-0" office:value-type="float" office:value="-56.090000000000003">
            <text:p>−56.09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0.399999999999999">
            <text:p>50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70</text:p>
          </table:table-cell>
          <table:table-cell table:style-name="ACE-0" office:value-type="float" office:value="51.060000000000002">
            <text:p>51.06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0500">
            <text:p>10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77</text:p>
          </table:table-cell>
          <table:table-cell table:style-name="ACE-0" office:value-type="float" office:value="50.770000000000003">
            <text:p>50.77</text:p>
          </table:table-cell>
          <table:table-cell table:style-name="ACE-0" office:value-type="float" office:value="-55.530000000000001">
            <text:p>−55.53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2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294">
            <text:p>2294</text:p>
          </table:table-cell>
          <table:table-cell table:style-name="ACE-0" office:value-type="float" office:value="51">
            <text:p>51</text:p>
          </table:table-cell>
          <table:table-cell table:style-name="ACE-0" office:value-type="string">
            <text:p>charred fat artifac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979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976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379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7797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782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69999999999997">
            <text:p>−57.37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nifer bar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788</text:p>
          </table:table-cell>
          <table:table-cell table:style-name="ACE-0" office:value-type="float" office:value="50.710000000000001">
            <text:p>50.71</text:p>
          </table:table-cell>
          <table:table-cell table:style-name="ACE-0" office:value-type="float" office:value="-57.359999999999999">
            <text:p>−57.36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Tuck197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4678</text:p>
          </table:table-cell>
          <table:table-cell table:style-name="ACE-0" office:value-type="float" office:value="50.710000000000001">
            <text:p>50.71</text:p>
          </table:table-cell>
          <table:table-cell table:style-name="ACE-0" office:value-type="float" office:value="-57.359999999999999">
            <text:p>−57.36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uman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Tuck197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9754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1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03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647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uman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86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Jorgensen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107796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5999999999999996">
            <text:p>9.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1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4670">
            <text:p>46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9994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1259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22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970">
            <text:p>9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10947</text:p>
          </table:table-cell>
          <table:table-cell table:style-name="ACE-0" office:value-type="float" office:value="50.649999999999999">
            <text:p>50.65</text:p>
          </table:table-cell>
          <table:table-cell table:style-name="ACE-0" office:value-type="float" office:value="-57.289999999999999">
            <text:p>−57.29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.600000000000001">
            <text:p>38.6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01</text:p>
          </table:table-cell>
          <table:table-cell table:style-name="ACE-0" office:value-type="float" office:value="50.460000000000001">
            <text:p>50.46</text:p>
          </table:table-cell>
          <table:table-cell table:style-name="ACE-0" office:value-type="float" office:value="-57.18">
            <text:p>−57.18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.599999999999994">
            <text:p>90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38</text:p>
          </table:table-cell>
          <table:table-cell table:style-name="ACE-0" office:value-type="float" office:value="50.450000000000003">
            <text:p>50.45</text:p>
          </table:table-cell>
          <table:table-cell table:style-name="ACE-0" office:value-type="float" office:value="-57.409999999999997">
            <text:p>−57.41</text:p>
          </table:table-cell>
          <table:table-cell table:style-name="ACE-0" office:value-type="float" office:value="12000">
            <text:p>120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1.599999999999994">
            <text:p>81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00</text:p>
          </table:table-cell>
          <table:table-cell table:style-name="ACE-0" office:value-type="float" office:value="50.399999999999999">
            <text:p>50.4</text:p>
          </table:table-cell>
          <table:table-cell table:style-name="ACE-0" office:value-type="float" office:value="-57.25">
            <text:p>−57.25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5.7">
            <text:p>115.7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1080</text:p>
          </table:table-cell>
          <table:table-cell table:style-name="ACE-0" office:value-type="float" office:value="50.310000000000002">
            <text:p>50.31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13190">
            <text:p>1319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pelecy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0.59999999999999">
            <text:p>130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85</text:p>
          </table:table-cell>
          <table:table-cell table:style-name="ACE-0" office:value-type="float" office:value="50.289999999999999">
            <text:p>50.29</text:p>
          </table:table-cell>
          <table:table-cell table:style-name="ACE-0" office:value-type="float" office:value="-57.460000000000001">
            <text:p>−57.46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6.59999999999999">
            <text:p>106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0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9999999999999">
            <text:p>−57.4</text:p>
          </table:table-cell>
          <table:table-cell table:style-name="ACE-0" office:value-type="float" office:value="1906">
            <text:p>1906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red f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1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9999999999999">
            <text:p>−57.4</text:p>
          </table:table-cell>
          <table:table-cell table:style-name="ACE-0" office:value-type="float" office:value="1911">
            <text:p>191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red f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598</text:p>
          </table:table-cell>
          <table:table-cell table:style-name="ACE-0" office:value-type="float" office:value="50.75">
            <text:p>50.75</text:p>
          </table:table-cell>
          <table:table-cell table:style-name="ACE-0" office:value-type="float" office:value="-57.130000000000003">
            <text:p>−57.13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490</text:p>
          </table:table-cell>
          <table:table-cell table:style-name="ACE-0" office:value-type="float" office:value="44.32">
            <text:p>44.32</text:p>
          </table:table-cell>
          <table:table-cell table:style-name="ACE-0" office:value-type="float" office:value="-64.209999999999994">
            <text:p>−64.21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cottMedioli198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342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344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49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50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51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535">
            <text:p>1535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448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899999999999999">
            <text:p>−26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EdgecombeEtal199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4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299999999999997">
            <text:p>−43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7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899999999999999">
            <text:p>−28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8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awe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800000000000001">
            <text:p>−18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9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1.699999999999999">
            <text:p>−31.7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0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99999999999997">
            <text:p>−32.8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1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2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10980">
            <text:p>10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polynym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4.899999999999999">
            <text:p>−44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3</text:p>
          </table:table-cell>
          <table:table-cell table:style-name="ACE-0" office:value-type="float" office:value="44.659999999999997">
            <text:p>44.66</text:p>
          </table:table-cell>
          <table:table-cell table:style-name="ACE-0" office:value-type="float" office:value="-63.130000000000003">
            <text:p>−63.13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7</text:p>
          </table:table-cell>
          <table:table-cell table:style-name="ACE-0" office:value-type="float" office:value="44.68">
            <text:p>44.68</text:p>
          </table:table-cell>
          <table:table-cell table:style-name="ACE-0" office:value-type="float" office:value="-63.119999999999997">
            <text:p>−63.12</text:p>
          </table:table-cell>
          <table:table-cell table:style-name="ACE-0" office:value-type="float" office:value="6790">
            <text:p>6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2</text:p>
          </table:table-cell>
          <table:table-cell table:style-name="ACE-0" office:value-type="float" office:value="44.68">
            <text:p>44.68</text:p>
          </table:table-cell>
          <table:table-cell table:style-name="ACE-0" office:value-type="float" office:value="-63.119999999999997">
            <text:p>−63.1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5">
            <text:p>−34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6</text:p>
          </table:table-cell>
          <table:table-cell table:style-name="ACE-0" office:value-type="float" office:value="44.689999999999998">
            <text:p>44.69</text:p>
          </table:table-cell>
          <table:table-cell table:style-name="ACE-0" office:value-type="float" office:value="-63.630000000000003">
            <text:p>−63.63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399999999999999">
            <text:p>−21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illerEtal198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605</text:p>
          </table:table-cell>
          <table:table-cell table:style-name="ACE-0" office:value-type="float" office:value="44.689999999999998">
            <text:p>44.69</text:p>
          </table:table-cell>
          <table:table-cell table:style-name="ACE-0" office:value-type="float" office:value="-63.630000000000003">
            <text:p>−63.63</text:p>
          </table:table-cell>
          <table:table-cell table:style-name="ACE-0" office:value-type="float" office:value="7705">
            <text:p>7705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">
            <text:p>−2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illerEtal198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31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65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940">
            <text:p>19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7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300000000000001">
            <text:p>−11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9000000000000004">
            <text:p>−9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31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86">
            <text:p>3886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300000000000001">
            <text:p>−10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31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757">
            <text:p>3757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6999999999999993">
            <text:p>−9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42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25">
            <text:p>3525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3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426">
            <text:p>42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46">
            <text:p>34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5">
            <text:p>355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7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26">
            <text:p>32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508">
            <text:p>508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534">
            <text:p>53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0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608">
            <text:p>608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1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19">
            <text:p>81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2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68">
            <text:p>86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3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95">
            <text:p>9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64">
            <text:p>106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999999999999999">
            <text:p>−1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91">
            <text:p>1091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41">
            <text:p>841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67">
            <text:p>967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20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96">
            <text:p>99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woody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28</text:p>
          </table:table-cell>
          <table:table-cell table:style-name="ACE-0" office:value-type="float" office:value="44.189999999999998">
            <text:p>44.19</text:p>
          </table:table-cell>
          <table:table-cell table:style-name="ACE-0" office:value-type="float" office:value="-64.439999999999998">
            <text:p>−64.44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ke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lak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65</text:p>
          </table:table-cell>
          <table:table-cell table:style-name="ACE-0" office:value-type="float" office:value="54.039999999999999">
            <text:p>54.04</text:p>
          </table:table-cell>
          <table:table-cell table:style-name="ACE-0" office:value-type="float" office:value="-58.729999999999997">
            <text:p>−58.73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96</text:p>
          </table:table-cell>
          <table:table-cell table:style-name="ACE-0" office:value-type="float" office:value="54.299999999999997">
            <text:p>54.3</text:p>
          </table:table-cell>
          <table:table-cell table:style-name="ACE-0" office:value-type="float" office:value="-58.039999999999999">
            <text:p>−58.04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0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itzhugh197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1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5995">
            <text:p>59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itzhugh197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53</text:p>
          </table:table-cell>
          <table:table-cell table:style-name="ACE-0" office:value-type="float" office:value="54.670000000000002">
            <text:p>54.67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9030">
            <text:p>90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erripes groenlandic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0.200000000000003">
            <text:p>5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46</text:p>
          </table:table-cell>
          <table:table-cell table:style-name="ACE-0" office:value-type="float" office:value="53.700000000000003">
            <text:p>53.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5">
            <text:p>7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0</text:p>
          </table:table-cell>
          <table:table-cell table:style-name="ACE-0" office:value-type="float" office:value="53.700000000000003">
            <text:p>53.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96</text:p>
          </table:table-cell>
          <table:table-cell table:style-name="ACE-0" office:value-type="float" office:value="53.630000000000003">
            <text:p>53.63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8380">
            <text:p>8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linocardium ciliatu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79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020">
            <text:p>40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146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12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80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-57.229999999999997">
            <text:p>−57.23</text:p>
          </table:table-cell>
          <table:table-cell table:style-name="ACE-0" office:value-type="float" office:value="5640">
            <text:p>5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goonal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51</text:p>
          </table:table-cell>
          <table:table-cell table:style-name="ACE-0" office:value-type="float" office:value="53.729999999999997">
            <text:p>53.73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47</text:p>
          </table:table-cell>
          <table:table-cell table:style-name="ACE-0" office:value-type="float" office:value="54.359999999999999">
            <text:p>54.36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49</text:p>
          </table:table-cell>
          <table:table-cell table:style-name="ACE-0" office:value-type="float" office:value="53.799999999999997">
            <text:p>53.8</text:p>
          </table:table-cell>
          <table:table-cell table:style-name="ACE-0" office:value-type="float" office:value="-56.399999999999999">
            <text:p>−56.4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1123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-60.780000000000001">
            <text:p>−60.78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ucula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8.200000000000003">
            <text:p>58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wadallahBatterson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51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-60.729999999999997">
            <text:p>−60.73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calcarea, mytilus edulis, clinocardium, ponopea norveg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200000000000003">
            <text:p>40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885</text:p>
          </table:table-cell>
          <table:table-cell table:style-name="ACE-0" office:value-type="float" office:value="54.82">
            <text:p>54.82</text:p>
          </table:table-cell>
          <table:table-cell table:style-name="ACE-0" office:value-type="float" office:value="-60.729999999999997">
            <text:p>−60.73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5.200000000000003">
            <text:p>75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atterson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331</text:p>
          </table:table-cell>
          <table:table-cell table:style-name="ACE-0" office:value-type="float" office:value="53.329999999999998">
            <text:p>53.33</text:p>
          </table:table-cell>
          <table:table-cell table:style-name="ACE-0" office:value-type="float" office:value="-60.579999999999998">
            <text:p>−60.58</text:p>
          </table:table-cell>
          <table:table-cell table:style-name="ACE-0" office:value-type="float" office:value="5985">
            <text:p>598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3.19999999999999">
            <text:p>14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rdan1975,King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00</text:p>
          </table:table-cell>
          <table:table-cell table:style-name="ACE-0" office:value-type="float" office:value="53.469999999999999">
            <text:p>53.47</text:p>
          </table:table-cell>
          <table:table-cell table:style-name="ACE-0" office:value-type="float" office:value="-60.299999999999997">
            <text:p>−60.3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5.19999999999999">
            <text:p>165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578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1140">
            <text:p>114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urnt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287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288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885">
            <text:p>8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332</text:p>
          </table:table-cell>
          <table:table-cell table:style-name="ACE-0" office:value-type="float" office:value="53.520000000000003">
            <text:p>53.52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4804">
            <text:p>4804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9.199999999999999">
            <text:p>29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Jordan1975,King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80</text:p>
          </table:table-cell>
          <table:table-cell table:style-name="ACE-0" office:value-type="float" office:value="53.549999999999997">
            <text:p>53.5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199999999999999">
            <text:p>24.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35</text:p>
          </table:table-cell>
          <table:table-cell table:style-name="ACE-0" office:value-type="float" office:value="53.520000000000003">
            <text:p>53.52</text:p>
          </table:table-cell>
          <table:table-cell table:style-name="ACE-0" office:value-type="float" office:value="-60.149999999999999">
            <text:p>−60.1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3.200000000000003">
            <text:p>33.2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Liverman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47</text:p>
          </table:table-cell>
          <table:table-cell table:style-name="ACE-0" office:value-type="float" office:value="53.719999999999999">
            <text:p>53.72</text:p>
          </table:table-cell>
          <table:table-cell table:style-name="ACE-0" office:value-type="float" office:value="-60.119999999999997">
            <text:p>−60.12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0.200000000000003">
            <text:p>9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3</text:p>
          </table:table-cell>
          <table:table-cell table:style-name="ACE-0" office:value-type="float" office:value="47.369999999999997">
            <text:p>47.37</text:p>
          </table:table-cell>
          <table:table-cell table:style-name="ACE-0" office:value-type="float" office:value="-61.859999999999999">
            <text:p>−61.86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0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1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585">
            <text:p>5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2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wood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77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0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1135">
            <text:p>113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2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78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88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89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0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425">
            <text:p>142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 and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1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255">
            <text:p>12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tem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2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235">
            <text:p>123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3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4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5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6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7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9</text:p>
          </table:table-cell>
          <table:table-cell table:style-name="ACE-0" office:value-type="float" office:value="47.210000000000001">
            <text:p>47.21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Remillard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65</text:p>
          </table:table-cell>
          <table:table-cell table:style-name="ACE-0" office:value-type="float" office:value="47.210000000000001">
            <text:p>47.21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DredgeEtal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5</text:p>
          </table:table-cell>
          <table:table-cell table:style-name="ACE-0" office:value-type="float" office:value="47.560000000000002">
            <text:p>47.56</text:p>
          </table:table-cell>
          <table:table-cell table:style-name="ACE-0" office:value-type="float" office:value="-61.5">
            <text:p>−61.5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Remillard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6</text:p>
          </table:table-cell>
          <table:table-cell table:style-name="ACE-0" office:value-type="float" office:value="47.409999999999997">
            <text:p>47.41</text:p>
          </table:table-cell>
          <table:table-cell table:style-name="ACE-0" office:value-type="float" office:value="-61.869999999999997">
            <text:p>−61.87</text:p>
          </table:table-cell>
          <table:table-cell table:style-name="ACE-0" office:value-type="float" office:value="1125">
            <text:p>112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Remillard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3</text:p>
          </table:table-cell>
          <table:table-cell table:style-name="ACE-0" office:value-type="float" office:value="55.649999999999999">
            <text:p>55.6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1510">
            <text:p>15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6702</text:p>
          </table:table-cell>
          <table:table-cell table:style-name="ACE-0" office:value-type="float" office:value="55.649999999999999">
            <text:p>55.6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5829</text:p>
          </table:table-cell>
          <table:table-cell table:style-name="ACE-0" office:value-type="float" office:value="55.700000000000003">
            <text:p>55.7</text:p>
          </table:table-cell>
          <table:table-cell table:style-name="ACE-0" office:value-type="float" office:value="-60.350000000000001">
            <text:p>−60.35</text:p>
          </table:table-cell>
          <table:table-cell table:style-name="ACE-0" office:value-type="float" office:value="425">
            <text:p>4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79</text:p>
          </table:table-cell>
          <table:table-cell table:style-name="ACE-0" office:value-type="float" office:value="56.630000000000003">
            <text:p>56.63</text:p>
          </table:table-cell>
          <table:table-cell table:style-name="ACE-0" office:value-type="float" office:value="-61.030000000000001">
            <text:p>−61.03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.800000000000001">
            <text:p>22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86</text:p>
          </table:table-cell>
          <table:table-cell table:style-name="ACE-0" office:value-type="float" office:value="56.630000000000003">
            <text:p>56.63</text:p>
          </table:table-cell>
          <table:table-cell table:style-name="ACE-0" office:value-type="float" office:value="-61.030000000000001">
            <text:p>−61.03</text:p>
          </table:table-cell>
          <table:table-cell table:style-name="ACE-0" office:value-type="float" office:value="6135">
            <text:p>613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.800000000000001">
            <text:p>22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84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64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4826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97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515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600000000000001">
            <text:p>26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558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7065">
            <text:p>70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88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8240">
            <text:p>82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6.5">
            <text:p>36.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4829</text:p>
          </table:table-cell>
          <table:table-cell table:style-name="ACE-0" office:value-type="float" office:value="56.799999999999997">
            <text:p>56.8</text:p>
          </table:table-cell>
          <table:table-cell table:style-name="ACE-0" office:value-type="float" office:value="-62.280000000000001">
            <text:p>−62.28</text:p>
          </table:table-cell>
          <table:table-cell table:style-name="ACE-0" office:value-type="float" office:value="1385">
            <text:p>138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1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2845">
            <text:p>28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05</text:p>
          </table:table-cell>
          <table:table-cell table:style-name="ACE-0" office:value-type="float" office:value="57.439999999999998">
            <text:p>57.44</text:p>
          </table:table-cell>
          <table:table-cell table:style-name="ACE-0" office:value-type="float" office:value="-61.710000000000001">
            <text:p>−61.71</text:p>
          </table:table-cell>
          <table:table-cell table:style-name="ACE-0" office:value-type="float" office:value="4905">
            <text:p>490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155</text:p>
          </table:table-cell>
          <table:table-cell table:style-name="ACE-0" office:value-type="float" office:value="57.549999999999997">
            <text:p>57.55</text:p>
          </table:table-cell>
          <table:table-cell table:style-name="ACE-0" office:value-type="float" office:value="-61.75">
            <text:p>−61.75</text:p>
          </table:table-cell>
          <table:table-cell table:style-name="ACE-0" office:value-type="float" office:value="1450">
            <text:p>14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73</text:p>
          </table:table-cell>
          <table:table-cell table:style-name="ACE-0" office:value-type="float" office:value="49.710000000000001">
            <text:p>49.71</text:p>
          </table:table-cell>
          <table:table-cell table:style-name="ACE-0" office:value-type="float" office:value="-54.259999999999998">
            <text:p>−54.26</text:p>
          </table:table-cell>
          <table:table-cell table:style-name="ACE-0" office:value-type="float" office:value="10970">
            <text:p>1097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6">
            <text:p>56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88</text:p>
          </table:table-cell>
          <table:table-cell table:style-name="ACE-0" office:value-type="float" office:value="49.640000000000001">
            <text:p>49.64</text:p>
          </table:table-cell>
          <table:table-cell table:style-name="ACE-0" office:value-type="float" office:value="-55.810000000000002">
            <text:p>−55.81</text:p>
          </table:table-cell>
          <table:table-cell table:style-name="ACE-0" office:value-type="float" office:value="11970">
            <text:p>1197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11</text:p>
          </table:table-cell>
          <table:table-cell table:style-name="ACE-0" office:value-type="float" office:value="49.619999999999997">
            <text:p>49.62</text:p>
          </table:table-cell>
          <table:table-cell table:style-name="ACE-0" office:value-type="float" office:value="-56.18">
            <text:p>−56.18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27</text:p>
          </table:table-cell>
          <table:table-cell table:style-name="ACE-0" office:value-type="float" office:value="49.600000000000001">
            <text:p>49.6</text:p>
          </table:table-cell>
          <table:table-cell table:style-name="ACE-0" office:value-type="float" office:value="-55.93">
            <text:p>−55.93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898</text:p>
          </table:table-cell>
          <table:table-cell table:style-name="ACE-0" office:value-type="float" office:value="49.600000000000001">
            <text:p>49.6</text:p>
          </table:table-cell>
          <table:table-cell table:style-name="ACE-0" office:value-type="float" office:value="-55.93">
            <text:p>−55.93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7</text:p>
          </table:table-cell>
          <table:table-cell table:style-name="ACE-0" office:value-type="float" office:value="49.57">
            <text:p>49.57</text:p>
          </table:table-cell>
          <table:table-cell table:style-name="ACE-0" office:value-type="float" office:value="-56.200000000000003">
            <text:p>−56.2</text:p>
          </table:table-cell>
          <table:table-cell table:style-name="ACE-0" office:value-type="float" office:value="12280">
            <text:p>12280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yckFyles196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25</text:p>
          </table:table-cell>
          <table:table-cell table:style-name="ACE-0" office:value-type="float" office:value="49.539999999999999">
            <text:p>49.54</text:p>
          </table:table-cell>
          <table:table-cell table:style-name="ACE-0" office:value-type="float" office:value="-55.840000000000003">
            <text:p>−55.84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36</text:p>
          </table:table-cell>
          <table:table-cell table:style-name="ACE-0" office:value-type="float" office:value="49.530000000000001">
            <text:p>49.53</text:p>
          </table:table-cell>
          <table:table-cell table:style-name="ACE-0" office:value-type="float" office:value="-55.649999999999999">
            <text:p>−55.65</text:p>
          </table:table-cell>
          <table:table-cell table:style-name="ACE-0" office:value-type="float" office:value="10870">
            <text:p>1087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06</text:p>
          </table:table-cell>
          <table:table-cell table:style-name="ACE-0" office:value-type="float" office:value="49.520000000000003">
            <text:p>49.52</text:p>
          </table:table-cell>
          <table:table-cell table:style-name="ACE-0" office:value-type="float" office:value="-55.659999999999997">
            <text:p>−55.66</text:p>
          </table:table-cell>
          <table:table-cell table:style-name="ACE-0" office:value-type="float" office:value="9790">
            <text:p>97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40</text:p>
          </table:table-cell>
          <table:table-cell table:style-name="ACE-0" office:value-type="float" office:value="49.520000000000003">
            <text:p>49.52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08</text:p>
          </table:table-cell>
          <table:table-cell table:style-name="ACE-0" office:value-type="float" office:value="49.490000000000002">
            <text:p>49.49</text:p>
          </table:table-cell>
          <table:table-cell table:style-name="ACE-0" office:value-type="float" office:value="-55.840000000000003">
            <text:p>−55.84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.5">
            <text:p>14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2306</text:p>
          </table:table-cell>
          <table:table-cell table:style-name="ACE-0" office:value-type="float" office:value="49.479999999999997">
            <text:p>49.48</text:p>
          </table:table-cell>
          <table:table-cell table:style-name="ACE-0" office:value-type="float" office:value="-56.18">
            <text:p>−56.18</text:p>
          </table:table-cell>
          <table:table-cell table:style-name="ACE-0" office:value-type="float" office:value="11340">
            <text:p>113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pla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09</text:p>
          </table:table-cell>
          <table:table-cell table:style-name="ACE-0" office:value-type="float" office:value="49.439999999999998">
            <text:p>49.44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04</text:p>
          </table:table-cell>
          <table:table-cell table:style-name="ACE-0" office:value-type="float" office:value="49.439999999999998">
            <text:p>49.44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9</text:p>
          </table:table-cell>
          <table:table-cell table:style-name="ACE-0" office:value-type="float" office:value="49.43">
            <text:p>49.43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2285">
            <text:p>228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20</text:p>
          </table:table-cell>
          <table:table-cell table:style-name="ACE-0" office:value-type="float" office:value="49.43">
            <text:p>49.43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3150">
            <text:p>31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92</text:p>
          </table:table-cell>
          <table:table-cell table:style-name="ACE-0" office:value-type="float" office:value="49.43">
            <text:p>49.43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2980">
            <text:p>29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62</text:p>
          </table:table-cell>
          <table:table-cell table:style-name="ACE-0" office:value-type="float" office:value="49.43">
            <text:p>49.43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2305</text:p>
          </table:table-cell>
          <table:table-cell table:style-name="ACE-0" office:value-type="float" office:value="49.420000000000002">
            <text:p>49.42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12470">
            <text:p>12470</text:p>
          </table:table-cell>
          <table:table-cell table:style-name="ACE-0" office:value-type="float" office:value="380">
            <text:p>38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cott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33</text:p>
          </table:table-cell>
          <table:table-cell table:style-name="ACE-0" office:value-type="float" office:value="49.420000000000002">
            <text:p>49.42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lake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71</text:p>
          </table:table-cell>
          <table:table-cell table:style-name="ACE-0" office:value-type="float" office:value="49.420000000000002">
            <text:p>49.42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33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96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72">
            <text:p>172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7A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244">
            <text:p>1244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90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88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645">
            <text:p>1645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34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10000000000001">
            <text:p>−53.71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27</text:p>
          </table:table-cell>
          <table:table-cell table:style-name="ACE-0" office:value-type="float" office:value="48.950000000000003">
            <text:p>48.95</text:p>
          </table:table-cell>
          <table:table-cell table:style-name="ACE-0" office:value-type="float" office:value="-54.719999999999999">
            <text:p>−54.72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31</text:p>
          </table:table-cell>
          <table:table-cell table:style-name="ACE-0" office:value-type="float" office:value="48.649999999999999">
            <text:p>48.65</text:p>
          </table:table-cell>
          <table:table-cell table:style-name="ACE-0" office:value-type="float" office:value="-53.729999999999997">
            <text:p>−53.73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86</text:p>
          </table:table-cell>
          <table:table-cell table:style-name="ACE-0" office:value-type="float" office:value="45.210000000000001">
            <text:p>45.21</text:p>
          </table:table-cell>
          <table:table-cell table:style-name="ACE-0" office:value-type="float" office:value="-67.200000000000003">
            <text:p>−67.2</text:p>
          </table:table-cell>
          <table:table-cell table:style-name="ACE-0" office:value-type="float" office:value="12690">
            <text:p>126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7.899999999999999">
            <text:p>27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95</text:p>
          </table:table-cell>
          <table:table-cell table:style-name="ACE-0" office:value-type="float" office:value="45.140000000000001">
            <text:p>45.14</text:p>
          </table:table-cell>
          <table:table-cell table:style-name="ACE-0" office:value-type="float" office:value="-67.129999999999995">
            <text:p>−67.13</text:p>
          </table:table-cell>
          <table:table-cell table:style-name="ACE-0" office:value-type="float" office:value="12690">
            <text:p>126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45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52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820">
            <text:p>8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80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580">
            <text:p>5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81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74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1293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2370">
            <text:p>2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13</text:p>
          </table:table-cell>
          <table:table-cell table:style-name="ACE-0" office:value-type="float" office:value="45.18">
            <text:p>45.18</text:p>
          </table:table-cell>
          <table:table-cell table:style-name="ACE-0" office:value-type="float" office:value="-66.950000000000003">
            <text:p>−66.95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1361</text:p>
          </table:table-cell>
          <table:table-cell table:style-name="ACE-0" office:value-type="float" office:value="44.840000000000003">
            <text:p>44.84</text:p>
          </table:table-cell>
          <table:table-cell table:style-name="ACE-0" office:value-type="float" office:value="-66.939999999999998">
            <text:p>−66.94</text:p>
          </table:table-cell>
          <table:table-cell table:style-name="ACE-0" office:value-type="float" office:value="12790">
            <text:p>12790</text:p>
          </table:table-cell>
          <table:table-cell table:style-name="ACE-0" office:value-type="float" office:value="304">
            <text:p>304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eaman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77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6.819999999999993">
            <text:p>−66.82</text:p>
          </table:table-cell>
          <table:table-cell table:style-name="ACE-0" office:value-type="float" office:value="13400">
            <text:p>134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82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6.75">
            <text:p>−66.75</text:p>
          </table:table-cell>
          <table:table-cell table:style-name="ACE-0" office:value-type="float" office:value="13790">
            <text:p>137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ortland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18</text:p>
          </table:table-cell>
          <table:table-cell table:style-name="ACE-0" office:value-type="float" office:value="44.619999999999997">
            <text:p>44.62</text:p>
          </table:table-cell>
          <table:table-cell table:style-name="ACE-0" office:value-type="float" office:value="-66.709999999999994">
            <text:p>−66.71</text:p>
          </table:table-cell>
          <table:table-cell table:style-name="ACE-0" office:value-type="float" office:value="3300">
            <text:p>33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tree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1258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599999999999994">
            <text:p>−66.6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iller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0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1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2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2625">
            <text:p>26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3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4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2060">
            <text:p>20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5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635">
            <text:p>163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6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075">
            <text:p>107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833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0960">
            <text:p>109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53488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olidago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53489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998">
            <text:p>998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557</text:p>
          </table:table-cell>
          <table:table-cell table:style-name="ACE-0" office:value-type="float" office:value="45.229999999999997">
            <text:p>45.23</text:p>
          </table:table-cell>
          <table:table-cell table:style-name="ACE-0" office:value-type="float" office:value="-66.109999999999999">
            <text:p>−66.11</text:p>
          </table:table-cell>
          <table:table-cell table:style-name="ACE-0" office:value-type="float" office:value="13500">
            <text:p>135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Blake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971</text:p>
          </table:table-cell>
          <table:table-cell table:style-name="ACE-0" office:value-type="float" office:value="45.229999999999997">
            <text:p>45.23</text:p>
          </table:table-cell>
          <table:table-cell table:style-name="ACE-0" office:value-type="float" office:value="-66.109999999999999">
            <text:p>−66.11</text:p>
          </table:table-cell>
          <table:table-cell table:style-name="ACE-0" office:value-type="float" office:value="13040">
            <text:p>1304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Nicks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11</text:p>
          </table:table-cell>
          <table:table-cell table:style-name="ACE-0" office:value-type="float" office:value="45.32">
            <text:p>45.32</text:p>
          </table:table-cell>
          <table:table-cell table:style-name="ACE-0" office:value-type="float" office:value="-66.069999999999993">
            <text:p>−66.07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1947</text:p>
          </table:table-cell>
          <table:table-cell table:style-name="ACE-0" office:value-type="float" office:value="45.299999999999997">
            <text:p>45.3</text:p>
          </table:table-cell>
          <table:table-cell table:style-name="ACE-0" office:value-type="float" office:value="-66.069999999999993">
            <text:p>−66.07</text:p>
          </table:table-cell>
          <table:table-cell table:style-name="ACE-0" office:value-type="float" office:value="12030">
            <text:p>120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wig in lake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teaMott199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03</text:p>
          </table:table-cell>
          <table:table-cell table:style-name="ACE-0" office:value-type="float" office:value="48.68">
            <text:p>48.68</text:p>
          </table:table-cell>
          <table:table-cell table:style-name="ACE-0" office:value-type="float" office:value="-58.859999999999999">
            <text:p>−58.86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Etal197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942</text:p>
          </table:table-cell>
          <table:table-cell table:style-name="ACE-0" office:value-type="float" office:value="48.649999999999999">
            <text:p>48.65</text:p>
          </table:table-cell>
          <table:table-cell table:style-name="ACE-0" office:value-type="float" office:value="-58.659999999999997">
            <text:p>−58.66</text:p>
          </table:table-cell>
          <table:table-cell table:style-name="ACE-0" office:value-type="float" office:value="14100">
            <text:p>141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owdonBlake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92</text:p>
          </table:table-cell>
          <table:table-cell table:style-name="ACE-0" office:value-type="float" office:value="48.640000000000001">
            <text:p>48.64</text:p>
          </table:table-cell>
          <table:table-cell table:style-name="ACE-0" office:value-type="float" office:value="-58.649999999999999">
            <text:p>−58.65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lak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8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ericaceo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24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9970">
            <text:p>997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.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6.600000000000001">
            <text:p>−36.6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8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ericaceo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3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9020">
            <text:p>90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43</text:p>
          </table:table-cell>
          <table:table-cell table:style-name="ACE-0" office:value-type="float" office:value="48.619999999999997">
            <text:p>48.62</text:p>
          </table:table-cell>
          <table:table-cell table:style-name="ACE-0" office:value-type="float" office:value="-58.969999999999999">
            <text:p>−58.97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Jorgensen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7</text:p>
          </table:table-cell>
          <table:table-cell table:style-name="ACE-0" office:value-type="float" office:value="48.619999999999997">
            <text:p>48.62</text:p>
          </table:table-cell>
          <table:table-cell table:style-name="ACE-0" office:value-type="float" office:value="-59.090000000000003">
            <text:p>−59.09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527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365">
            <text:p>236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ookesEtal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646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ookesEtal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92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556">
            <text:p>255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89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590">
            <text:p>259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524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656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525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1770">
            <text:p>17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3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58.890000000000001">
            <text:p>−58.89</text:p>
          </table:table-cell>
          <table:table-cell table:style-name="ACE-0" office:value-type="float" office:value="12300">
            <text:p>123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5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58.890000000000001">
            <text:p>−58.89</text:p>
          </table:table-cell>
          <table:table-cell table:style-name="ACE-0" office:value-type="float" office:value="11420">
            <text:p>1142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6137</text:p>
          </table:table-cell>
          <table:table-cell table:style-name="ACE-0" office:value-type="float" office:value="48.549999999999997">
            <text:p>48.55</text:p>
          </table:table-cell>
          <table:table-cell table:style-name="ACE-0" office:value-type="float" office:value="-58.670000000000002">
            <text:p>−58.67</text:p>
          </table:table-cell>
          <table:table-cell table:style-name="ACE-0" office:value-type="float" office:value="14070">
            <text:p>1407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0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43">
            <text:p>−58.43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 and 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61_(3170)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579999999999998">
            <text:p>−58.58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Potter201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60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579999999999998">
            <text:p>−58.58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Potter201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2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619999999999997">
            <text:p>−58.62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6138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630000000000003">
            <text:p>−58.63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hiatella arctica and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8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780000000000001">
            <text:p>−58.78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0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43">
            <text:p>−58.43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 and 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McNeelyJorgensen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15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920000000000002">
            <text:p>−58.92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6932</text:p>
          </table:table-cell>
          <table:table-cell table:style-name="ACE-0" office:value-type="float" office:value="48.509999999999998">
            <text:p>48.51</text:p>
          </table:table-cell>
          <table:table-cell table:style-name="ACE-0" office:value-type="float" office:value="-59.049999999999997">
            <text:p>−59.05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71</text:p>
          </table:table-cell>
          <table:table-cell table:style-name="ACE-0" office:value-type="float" office:value="48.450000000000003">
            <text:p>48.45</text:p>
          </table:table-cell>
          <table:table-cell table:style-name="ACE-0" office:value-type="float" office:value="-58.509999999999998">
            <text:p>−58.51</text:p>
          </table:table-cell>
          <table:table-cell table:style-name="ACE-0" office:value-type="float" office:value="470">
            <text:p>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-883</text:p>
          </table:table-cell>
          <table:table-cell table:style-name="ACE-0" office:value-type="float" office:value="48.43">
            <text:p>48.43</text:p>
          </table:table-cell>
          <table:table-cell table:style-name="ACE-0" office:value-type="float" office:value="-58.479999999999997">
            <text:p>−58.48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rookesEtal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4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5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3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6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455</text:p>
          </table:table-cell>
          <table:table-cell table:style-name="ACE-0" office:value-type="float" office:value="48.310000000000002">
            <text:p>48.31</text:p>
          </table:table-cell>
          <table:table-cell table:style-name="ACE-0" office:value-type="float" office:value="-58.710000000000001">
            <text:p>−58.71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50</text:p>
          </table:table-cell>
          <table:table-cell table:style-name="ACE-0" office:value-type="float" office:value="48.259999999999998">
            <text:p>48.26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LowdonEtal197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00</text:p>
          </table:table-cell>
          <table:table-cell table:style-name="ACE-0" office:value-type="float" office:value="48.259999999999998">
            <text:p>48.26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LowdonEtal197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965</text:p>
          </table:table-cell>
          <table:table-cell table:style-name="ACE-0" office:value-type="float" office:value="48.25">
            <text:p>48.25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620">
            <text:p>6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029</text:p>
          </table:table-cell>
          <table:table-cell table:style-name="ACE-0" office:value-type="float" office:value="48.240000000000002">
            <text:p>48.24</text:p>
          </table:table-cell>
          <table:table-cell table:style-name="ACE-0" office:value-type="float" office:value="-58.829999999999998">
            <text:p>−58.83</text:p>
          </table:table-cell>
          <table:table-cell table:style-name="ACE-0" office:value-type="float" office:value="13770">
            <text:p>137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67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58.539999999999999">
            <text:p>−58.54</text:p>
          </table:table-cell>
          <table:table-cell table:style-name="ACE-0" office:value-type="float" office:value="10800">
            <text:p>108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cNeely200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74</text:p>
          </table:table-cell>
          <table:table-cell table:style-name="ACE-0" office:value-type="float" office:value="47.659999999999997">
            <text:p>47.66</text:p>
          </table:table-cell>
          <table:table-cell table:style-name="ACE-0" office:value-type="float" office:value="-58.399999999999999">
            <text:p>−58.4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399999999999999">
            <text:p>−25.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hawForbes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0563</text:p>
          </table:table-cell>
          <table:table-cell table:style-name="ACE-0" office:value-type="float" office:value="47.649999999999999">
            <text:p>47.65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600000000000001">
            <text:p>−23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52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59.259999999999998">
            <text:p>−59.26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39</text:p>
          </table:table-cell>
          <table:table-cell table:style-name="ACE-0" office:value-type="float" office:value="47.619999999999997">
            <text:p>47.62</text:p>
          </table:table-cell>
          <table:table-cell table:style-name="ACE-0" office:value-type="float" office:value="-59.210000000000001">
            <text:p>−59.21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Atkinson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6</text:p>
          </table:table-cell>
          <table:table-cell table:style-name="ACE-0" office:value-type="float" office:value="47.549999999999997">
            <text:p>47.55</text:p>
          </table:table-cell>
          <table:table-cell table:style-name="ACE-0" office:value-type="float" office:value="-56.93">
            <text:p>−56.9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cNeely200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68</text:p>
          </table:table-cell>
          <table:table-cell table:style-name="ACE-0" office:value-type="float" office:value="47.609999999999999">
            <text:p>47.61</text:p>
          </table:table-cell>
          <table:table-cell table:style-name="ACE-0" office:value-type="float" office:value="-57.630000000000003">
            <text:p>−57.63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6">
            <text:p>−15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cNeely200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603</text:p>
          </table:table-cell>
          <table:table-cell table:style-name="ACE-0" office:value-type="float" office:value="45.93">
            <text:p>45.93</text:p>
          </table:table-cell>
          <table:table-cell table:style-name="ACE-0" office:value-type="float" office:value="-63.350000000000001">
            <text:p>−63.35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1.5">
            <text:p>−21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0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64.069999999999993">
            <text:p>−64.07</text:p>
          </table:table-cell>
          <table:table-cell table:style-name="ACE-0" office:value-type="float" office:value="3040">
            <text:p>304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1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64.069999999999993">
            <text:p>−64.07</text:p>
          </table:table-cell>
          <table:table-cell table:style-name="ACE-0" office:value-type="float" office:value="1575">
            <text:p>1575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3</text:p>
          </table:table-cell>
          <table:table-cell table:style-name="ACE-0" office:value-type="float" office:value="46.039999999999999">
            <text:p>46.04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199999999999999">
            <text:p>−10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7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-63.759999999999998">
            <text:p>−63.76</text:p>
          </table:table-cell>
          <table:table-cell table:style-name="ACE-0" office:value-type="float" office:value="4320">
            <text:p>43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2</text:p>
          </table:table-cell>
          <table:table-cell table:style-name="ACE-0" office:value-type="float" office:value="45.950000000000003">
            <text:p>45.95</text:p>
          </table:table-cell>
          <table:table-cell table:style-name="ACE-0" office:value-type="float" office:value="-63.710000000000001">
            <text:p>−63.71</text:p>
          </table:table-cell>
          <table:table-cell table:style-name="ACE-0" office:value-type="float" office:value="4565">
            <text:p>4565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800000000000001">
            <text:p>−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9</text:p>
          </table:table-cell>
          <table:table-cell table:style-name="ACE-0" office:value-type="float" office:value="45.950000000000003">
            <text:p>45.95</text:p>
          </table:table-cell>
          <table:table-cell table:style-name="ACE-0" office:value-type="float" office:value="-63.659999999999997">
            <text:p>−63.66</text:p>
          </table:table-cell>
          <table:table-cell table:style-name="ACE-0" office:value-type="float" office:value="5460">
            <text:p>546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6</text:p>
          </table:table-cell>
          <table:table-cell table:style-name="ACE-0" office:value-type="float" office:value="45.890000000000001">
            <text:p>45.89</text:p>
          </table:table-cell>
          <table:table-cell table:style-name="ACE-0" office:value-type="float" office:value="-63.640000000000001">
            <text:p>−63.64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199999999999999">
            <text:p>−11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651</text:p>
          </table:table-cell>
          <table:table-cell table:style-name="ACE-0" office:value-type="float" office:value="45.829999999999998">
            <text:p>45.83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1510">
            <text:p>151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4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1795">
            <text:p>179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999999999999999">
            <text:p>−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059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6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3355">
            <text:p>335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698</text:p>
          </table:table-cell>
          <table:table-cell table:style-name="ACE-0" office:value-type="float" office:value="46.43">
            <text:p>46.43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1670">
            <text:p>16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2</text:p>
          </table:table-cell>
          <table:table-cell table:style-name="ACE-0" office:value-type="float" office:value="46.43">
            <text:p>46.43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2135">
            <text:p>213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(GSC)-23</text:p>
          </table:table-cell>
          <table:table-cell table:style-name="ACE-0" office:value-type="float" office:value="45.979999999999997">
            <text:p>45.98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915">
            <text:p>9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WaltonEtal196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7</text:p>
          </table:table-cell>
          <table:table-cell table:style-name="ACE-0" office:value-type="float" office:value="46.149999999999999">
            <text:p>46.15</text:p>
          </table:table-cell>
          <table:table-cell table:style-name="ACE-0" office:value-type="float" office:value="-62.840000000000003">
            <text:p>−62.84</text:p>
          </table:table-cell>
          <table:table-cell table:style-name="ACE-0" office:value-type="float" office:value="1805">
            <text:p>180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055</text:p>
          </table:table-cell>
          <table:table-cell table:style-name="ACE-0" office:value-type="float" office:value="46.149999999999999">
            <text:p>46.15</text:p>
          </table:table-cell>
          <table:table-cell table:style-name="ACE-0" office:value-type="float" office:value="-62.840000000000003">
            <text:p>−62.84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185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-62.609999999999999">
            <text:p>−62.61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crassostrea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7">
            <text:p>−3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CallumWittenberg196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153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2.5">
            <text:p>−62.5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teaMott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604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-62.369999999999997">
            <text:p>−62.37</text:p>
          </table:table-cell>
          <table:table-cell table:style-name="ACE-0" office:value-type="float" office:value="10980">
            <text:p>10980</text:p>
          </table:table-cell>
          <table:table-cell table:style-name="ACE-0" office:value-type="float" office:value="284">
            <text:p>284</text:p>
          </table:table-cell>
          <table:table-cell table:style-name="ACE-0" office:value-type="string">
            <text:p>astarte undata, arctica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5">
            <text:p>−34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156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2.280000000000001">
            <text:p>−62.28</text:p>
          </table:table-cell>
          <table:table-cell table:style-name="ACE-0" office:value-type="float" office:value="10500">
            <text:p>10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teaMott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182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4155">
            <text:p>41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">
            <text:p>−1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27A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116">
            <text:p>116</text:p>
          </table:table-cell>
          <table:table-cell table:style-name="ACE-0" office:value-type="string">
            <text:p>spruc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95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">
            <text:p>−1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1</text:p>
          </table:table-cell>
          <table:table-cell table:style-name="ACE-0" office:value-type="float" office:value="46.859999999999999">
            <text:p>46.86</text:p>
          </table:table-cell>
          <table:table-cell table:style-name="ACE-0" office:value-type="float" office:value="-64.230000000000004">
            <text:p>−64.23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93">
            <text:p>45.93</text:p>
          </table:table-cell>
          <table:table-cell table:style-name="ACE-0" office:value-type="float" office:value="-61.810000000000002">
            <text:p>−61.81</text:p>
          </table:table-cell>
          <table:table-cell table:style-name="ACE-0" office:value-type="float" office:value="7615">
            <text:p>7615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crassostrea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1.5">
            <text:p>−4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598</text:p>
          </table:table-cell>
          <table:table-cell table:style-name="ACE-0" office:value-type="float" office:value="46.210000000000001">
            <text:p>46.21</text:p>
          </table:table-cell>
          <table:table-cell table:style-name="ACE-0" office:value-type="float" office:value="-61.75">
            <text:p>−61.75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334">
            <text:p>334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5">
            <text:p>−54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257">
            <text:p>4257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5">
            <text:p>−39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675">
            <text:p>4675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997">
            <text:p>4997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5245">
            <text:p>5245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100000000000001">
            <text:p>−16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051</text:p>
          </table:table-cell>
          <table:table-cell table:style-name="ACE-0" office:value-type="float" office:value="46.649999999999999">
            <text:p>46.65</text:p>
          </table:table-cell>
          <table:table-cell table:style-name="ACE-0" office:value-type="float" office:value="-71.939999999999998">
            <text:p>−71.94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99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9810">
            <text:p>98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Filion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212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10140">
            <text:p>101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Filion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00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72.939999999999998">
            <text:p>−72.94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08</text:p>
          </table:table-cell>
          <table:table-cell table:style-name="ACE-0" office:value-type="float" office:value="46.450000000000003">
            <text:p>46.45</text:p>
          </table:table-cell>
          <table:table-cell table:style-name="ACE-0" office:value-type="float" office:value="-72.890000000000001">
            <text:p>−72.89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ionne199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01</text:p>
          </table:table-cell>
          <table:table-cell table:style-name="ACE-0" office:value-type="float" office:value="46.549999999999997">
            <text:p>46.55</text:p>
          </table:table-cell>
          <table:table-cell table:style-name="ACE-0" office:value-type="float" office:value="-72.739999999999995">
            <text:p>−72.74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9.09999999999999">
            <text:p>129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39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72.469999999999999">
            <text:p>−72.47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50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2.079999999999998">
            <text:p>−72.08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8">
            <text:p>7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99</text:p>
          </table:table-cell>
          <table:table-cell table:style-name="ACE-0" office:value-type="float" office:value="46.759999999999998">
            <text:p>46.76</text:p>
          </table:table-cell>
          <table:table-cell table:style-name="ACE-0" office:value-type="float" office:value="-72.010000000000005">
            <text:p>−72.01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039</text:p>
          </table:table-cell>
          <table:table-cell table:style-name="ACE-0" office:value-type="float" office:value="46.82">
            <text:p>46.82</text:p>
          </table:table-cell>
          <table:table-cell table:style-name="ACE-0" office:value-type="float" office:value="-71.989999999999995">
            <text:p>−71.99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29</text:p>
          </table:table-cell>
          <table:table-cell table:style-name="ACE-0" office:value-type="float" office:value="46.75">
            <text:p>46.75</text:p>
          </table:table-cell>
          <table:table-cell table:style-name="ACE-0" office:value-type="float" office:value="-71.959999999999994">
            <text:p>−71.96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447</text:p>
          </table:table-cell>
          <table:table-cell table:style-name="ACE-0" office:value-type="float" office:value="46.75">
            <text:p>46.75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10780">
            <text:p>1078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97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689999999999998">
            <text:p>−71.69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96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71.569999999999993">
            <text:p>−71.57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8">
            <text:p>6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51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emerys psittac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08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. edulis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64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9745">
            <text:p>97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873</text:p>
          </table:table-cell>
          <table:table-cell table:style-name="ACE-0" office:value-type="float" office:value="46.689999999999998">
            <text:p>46.69</text:p>
          </table:table-cell>
          <table:table-cell table:style-name="ACE-0" office:value-type="float" office:value="-71.370000000000005">
            <text:p>−71.37</text:p>
          </table:table-cell>
          <table:table-cell table:style-name="ACE-0" office:value-type="float" office:value="10470">
            <text:p>104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3298</text:p>
          </table:table-cell>
          <table:table-cell table:style-name="ACE-0" office:value-type="float" office:value="46.689999999999998">
            <text:p>46.69</text:p>
          </table:table-cell>
          <table:table-cell table:style-name="ACE-0" office:value-type="float" office:value="-71.370000000000005">
            <text:p>−71.37</text:p>
          </table:table-cell>
          <table:table-cell table:style-name="ACE-0" office:value-type="float" office:value="10220">
            <text:p>10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35</text:p>
          </table:table-cell>
          <table:table-cell table:style-name="ACE-0" office:value-type="float" office:value="46.899999999999999">
            <text:p>46.9</text:p>
          </table:table-cell>
          <table:table-cell table:style-name="ACE-0" office:value-type="float" office:value="-71.340000000000003">
            <text:p>−71.34</text:p>
          </table:table-cell>
          <table:table-cell table:style-name="ACE-0" office:value-type="float" office:value="12000">
            <text:p>12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5</text:p>
          </table:table-cell>
          <table:table-cell table:style-name="ACE-0" office:value-type="float" office:value="46.799999999999997">
            <text:p>46.8</text:p>
          </table:table-cell>
          <table:table-cell table:style-name="ACE-0" office:value-type="float" office:value="-71.290000000000006">
            <text:p>−71.29</text:p>
          </table:table-cell>
          <table:table-cell table:style-name="ACE-0" office:value-type="float" office:value="5110">
            <text:p>5110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amsonEtal197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6</text:p>
          </table:table-cell>
          <table:table-cell table:style-name="ACE-0" office:value-type="float" office:value="46.799999999999997">
            <text:p>46.8</text:p>
          </table:table-cell>
          <table:table-cell table:style-name="ACE-0" office:value-type="float" office:value="-71.290000000000006">
            <text:p>−71.29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amsonEtal197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87</text:p>
          </table:table-cell>
          <table:table-cell table:style-name="ACE-0" office:value-type="float" office:value="46.770000000000003">
            <text:p>46.77</text:p>
          </table:table-cell>
          <table:table-cell table:style-name="ACE-0" office:value-type="float" office:value="-71.280000000000001">
            <text:p>−71.28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3</text:p>
          </table:table-cell>
          <table:table-cell table:style-name="ACE-0" office:value-type="float" office:value="46.880000000000003">
            <text:p>46.88</text:p>
          </table:table-cell>
          <table:table-cell table:style-name="ACE-0" office:value-type="float" office:value="-71.269999999999996">
            <text:p>−71.27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2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3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4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4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410">
            <text:p>54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5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460">
            <text:p>54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452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plant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6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lant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335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tsuga canadens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2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24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3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14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17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9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8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9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3-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1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9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30">
            <text:p>47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9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8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3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5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81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910">
            <text:p>491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2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5160">
            <text:p>516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9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99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7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57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57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 and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4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4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20</text:p>
          </table:table-cell>
          <table:table-cell table:style-name="ACE-0" office:value-type="float" office:value="47.369999999999997">
            <text:p>47.37</text:p>
          </table:table-cell>
          <table:table-cell table:style-name="ACE-0" office:value-type="float" office:value="-70.409999999999997">
            <text:p>−70.41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odeurAllard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19</text:p>
          </table:table-cell>
          <table:table-cell table:style-name="ACE-0" office:value-type="float" office:value="47.399999999999999">
            <text:p>47.4</text:p>
          </table:table-cell>
          <table:table-cell table:style-name="ACE-0" office:value-type="float" office:value="-70.409999999999997">
            <text:p>−70.41</text:p>
          </table:table-cell>
          <table:table-cell table:style-name="ACE-0" office:value-type="float" office:value="9860">
            <text:p>986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2.900000000000006">
            <text:p>82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BrodeurAllard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995</text:p>
          </table:table-cell>
          <table:table-cell table:style-name="ACE-0" office:value-type="float" office:value="47.490000000000002">
            <text:p>47.49</text:p>
          </table:table-cell>
          <table:table-cell table:style-name="ACE-0" office:value-type="float" office:value="-70.390000000000001">
            <text:p>−70.39</text:p>
          </table:table-cell>
          <table:table-cell table:style-name="ACE-0" office:value-type="float" office:value="11390">
            <text:p>113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ovareGangloff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52</text:p>
          </table:table-cell>
          <table:table-cell table:style-name="ACE-0" office:value-type="float" office:value="47.420000000000002">
            <text:p>47.42</text:p>
          </table:table-cell>
          <table:table-cell table:style-name="ACE-0" office:value-type="float" office:value="-70.329999999999998">
            <text:p>−70.33</text:p>
          </table:table-cell>
          <table:table-cell table:style-name="ACE-0" office:value-type="float" office:value="550">
            <text:p>55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BrodeurAllard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0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8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0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6070">
            <text:p>60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0b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32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1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669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lycipo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07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lycipo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627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2</text:p>
          </table:table-cell>
          <table:table-cell table:style-name="ACE-0" office:value-type="float" office:value="47.909999999999997">
            <text:p>47.91</text:p>
          </table:table-cell>
          <table:table-cell table:style-name="ACE-0" office:value-type="float" office:value="-69.5">
            <text:p>−69.5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yckFyles196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83</text:p>
          </table:table-cell>
          <table:table-cell table:style-name="ACE-0" office:value-type="float" office:value="47.93">
            <text:p>47.93</text:p>
          </table:table-cell>
          <table:table-cell table:style-name="ACE-0" office:value-type="float" office:value="-69.489999999999995">
            <text:p>−69.49</text:p>
          </table:table-cell>
          <table:table-cell table:style-name="ACE-0" office:value-type="float" office:value="3550">
            <text:p>35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na</text:p>
          </table:table-cell>
          <table:table-cell table:style-name="ACE-0" office:value-type="float" office:value="48.07">
            <text:p>48.07</text:p>
          </table:table-cell>
          <table:table-cell table:style-name="ACE-0" office:value-type="float" office:value="-69.269999999999996">
            <text:p>−69.27</text:p>
          </table:table-cell>
          <table:table-cell table:style-name="ACE-0" office:value-type="float" office:value="785">
            <text:p>78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raised bea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46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balanus balanoi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09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7286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2640">
            <text:p>12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0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990">
            <text:p>109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9">
            <text:p>7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080">
            <text:p>10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49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lant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14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85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280">
            <text:p>28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604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8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35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39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297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10680">
            <text:p>10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. artica, m.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7.900000000000006">
            <text:p>67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8532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12640">
            <text:p>12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1">
            <text:p>14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70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10220">
            <text:p>102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Locat197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8564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1620">
            <text:p>116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45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810">
            <text:p>1081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balanus balanoi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2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, intertidal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5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4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1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450">
            <text:p>64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18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71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90">
            <text:p>679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85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86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3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800">
            <text:p>68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5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7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95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8.709999999999994">
            <text:p>−68.7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b.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BlakeLowdon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68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7205">
            <text:p>72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HetuBail199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698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699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9780">
            <text:p>97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700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899999999999999">
            <text:p>50.9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53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0.900000000000006">
            <text:p>70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7978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68.519999999999996">
            <text:p>−68.52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ington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9520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68.519999999999996">
            <text:p>−68.52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Hetu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2949</text:p>
          </table:table-cell>
          <table:table-cell table:style-name="ACE-0" office:value-type="float" office:value="48.390000000000001">
            <text:p>48.39</text:p>
          </table:table-cell>
          <table:table-cell table:style-name="ACE-0" office:value-type="float" office:value="-68.430000000000007">
            <text:p>−68.43</text:p>
          </table:table-cell>
          <table:table-cell table:style-name="ACE-0" office:value-type="float" office:value="11990">
            <text:p>119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etu199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34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68.120000000000005">
            <text:p>−68.12</text:p>
          </table:table-cell>
          <table:table-cell table:style-name="ACE-0" office:value-type="float" office:value="10890">
            <text:p>108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82</text:p>
          </table:table-cell>
          <table:table-cell table:style-name="ACE-0" office:value-type="float" office:value="48.700000000000003">
            <text:p>48.7</text:p>
          </table:table-cell>
          <table:table-cell table:style-name="ACE-0" office:value-type="float" office:value="-67.890000000000001">
            <text:p>−67.89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">
            <text:p>15.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65</text:p>
          </table:table-cell>
          <table:table-cell table:style-name="ACE-0" office:value-type="float" office:value="48.729999999999997">
            <text:p>48.73</text:p>
          </table:table-cell>
          <table:table-cell table:style-name="ACE-0" office:value-type="float" office:value="-67.719999999999999">
            <text:p>−67.72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mesodesm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Locat197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757</text:p>
          </table:table-cell>
          <table:table-cell table:style-name="ACE-0" office:value-type="float" office:value="48.780000000000001">
            <text:p>48.78</text:p>
          </table:table-cell>
          <table:table-cell table:style-name="ACE-0" office:value-type="float" office:value="-67.709999999999994">
            <text:p>−67.71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756</text:p>
          </table:table-cell>
          <table:table-cell table:style-name="ACE-0" office:value-type="float" office:value="48.780000000000001">
            <text:p>48.78</text:p>
          </table:table-cell>
          <table:table-cell table:style-name="ACE-0" office:value-type="float" office:value="-67.709999999999994">
            <text:p>−67.71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81</text:p>
          </table:table-cell>
          <table:table-cell table:style-name="ACE-0" office:value-type="float" office:value="48.75">
            <text:p>48.75</text:p>
          </table:table-cell>
          <table:table-cell table:style-name="ACE-0" office:value-type="float" office:value="-67.680000000000007">
            <text:p>−67.68</text:p>
          </table:table-cell>
          <table:table-cell table:style-name="ACE-0" office:value-type="float" office:value="10800">
            <text:p>10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252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9">
            <text:p>1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e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910">
            <text:p>49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46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5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0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250">
            <text:p>2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esodesma arct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9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1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2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7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phagnu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9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9">
            <text:p>14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tem of picea-la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3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7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8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9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710">
            <text:p>1071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5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esodesma arct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6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6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9890">
            <text:p>98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410">
            <text:p>104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8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570">
            <text:p>1057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</text:p>
          </table:table-cell>
          <table:table-cell table:style-name="ACE-0" office:value-type="float" office:value="49.170000000000002">
            <text:p>49.17</text:p>
          </table:table-cell>
          <table:table-cell table:style-name="ACE-0" office:value-type="float" office:value="-66.329999999999998">
            <text:p>−66.33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</text:p>
          </table:table-cell>
          <table:table-cell table:style-name="ACE-0" office:value-type="float" office:value="49.170000000000002">
            <text:p>49.17</text:p>
          </table:table-cell>
          <table:table-cell table:style-name="ACE-0" office:value-type="float" office:value="-66.329999999999998">
            <text:p>−66.33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2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3110">
            <text:p>1311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yckFyles196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65</text:p>
          </table:table-cell>
          <table:table-cell table:style-name="ACE-0" office:value-type="float" office:value="43.850000000000001">
            <text:p>43.8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10530">
            <text:p>105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 fragments in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mosMiller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0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5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3915">
            <text:p>391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9">
            <text:p>−1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7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4580">
            <text:p>458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300000000000001">
            <text:p>−13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69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465">
            <text:p>8465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organics/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0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5.100000000000001">
            <text:p>−35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1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445">
            <text:p>84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.899999999999999">
            <text:p>−34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485</text:p>
          </table:table-cell>
          <table:table-cell table:style-name="ACE-0" office:value-type="float" office:value="44.009999999999998">
            <text:p>44.01</text:p>
          </table:table-cell>
          <table:table-cell table:style-name="ACE-0" office:value-type="float" office:value="-59.880000000000003">
            <text:p>−59.88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0.100000000000001">
            <text:p>−40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3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67</text:p>
          </table:table-cell>
          <table:table-cell table:style-name="ACE-0" office:value-type="float" office:value="43.850000000000001">
            <text:p>43.8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9420">
            <text:p>94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0.5">
            <text:p>−50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AmosMiller199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99</text:p>
          </table:table-cell>
          <table:table-cell table:style-name="ACE-0" office:value-type="float" office:value="43.409999999999997">
            <text:p>43.41</text:p>
          </table:table-cell>
          <table:table-cell table:style-name="ACE-0" office:value-type="float" office:value="-65.620000000000005">
            <text:p>−65.62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31</text:p>
          </table:table-cell>
          <table:table-cell table:style-name="ACE-0" office:value-type="float" office:value="43.420000000000002">
            <text:p>43.42</text:p>
          </table:table-cell>
          <table:table-cell table:style-name="ACE-0" office:value-type="float" office:value="-65.609999999999999">
            <text:p>−65.61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18</text:p>
          </table:table-cell>
          <table:table-cell table:style-name="ACE-0" office:value-type="float" office:value="43.670000000000002">
            <text:p>43.67</text:p>
          </table:table-cell>
          <table:table-cell table:style-name="ACE-0" office:value-type="float" office:value="-65.790000000000006">
            <text:p>−65.79</text:p>
          </table:table-cell>
          <table:table-cell table:style-name="ACE-0" office:value-type="float" office:value="1023">
            <text:p>1023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Blake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8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lake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9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97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645">
            <text:p>264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8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455">
            <text:p>245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9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7999999999999998">
            <text:p>−5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4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3387">
            <text:p>3387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999999999999998">
            <text:p>−5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3217</text:p>
          </table:table-cell>
          <table:table-cell table:style-name="ACE-0" office:value-type="float" office:value="60.079999999999998">
            <text:p>60.08</text:p>
          </table:table-cell>
          <table:table-cell table:style-name="ACE-0" office:value-type="float" office:value="-64.5">
            <text:p>−64.5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92</text:p>
          </table:table-cell>
          <table:table-cell table:style-name="ACE-0" office:value-type="float" office:value="60.079999999999998">
            <text:p>60.08</text:p>
          </table:table-cell>
          <table:table-cell table:style-name="ACE-0" office:value-type="float" office:value="-64.569999999999993">
            <text:p>−64.57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642</text:p>
          </table:table-cell>
          <table:table-cell table:style-name="ACE-0" office:value-type="float" office:value="59.710000000000001">
            <text:p>59.71</text:p>
          </table:table-cell>
          <table:table-cell table:style-name="ACE-0" office:value-type="float" office:value="-64.209999999999994">
            <text:p>−64.21</text:p>
          </table:table-cell>
          <table:table-cell table:style-name="ACE-0" office:value-type="float" office:value="9390">
            <text:p>939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60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-64.120000000000005">
            <text:p>−64.12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897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2495">
            <text:p>249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896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2515">
            <text:p>25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371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1340">
            <text:p>1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52</text:p>
          </table:table-cell>
          <table:table-cell table:style-name="ACE-0" office:value-type="float" office:value="60.420000000000002">
            <text:p>60.42</text:p>
          </table:table-cell>
          <table:table-cell table:style-name="ACE-0" office:value-type="float" office:value="-64.819999999999993">
            <text:p>−64.82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avoieGanloff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671</text:p>
          </table:table-cell>
          <table:table-cell table:style-name="ACE-0" office:value-type="float" office:value="60.420000000000002">
            <text:p>60.42</text:p>
          </table:table-cell>
          <table:table-cell table:style-name="ACE-0" office:value-type="float" office:value="-64.819999999999993">
            <text:p>−64.82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avoieGanloff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8</text:p>
          </table:table-cell>
          <table:table-cell table:style-name="ACE-0" office:value-type="float" office:value="59.030000000000001">
            <text:p>59.03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3270">
            <text:p>32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375</text:p>
          </table:table-cell>
          <table:table-cell table:style-name="ACE-0" office:value-type="float" office:value="59.030000000000001">
            <text:p>59.03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665">
            <text:p>6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red moss, grass, sal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41</text:p>
          </table:table-cell>
          <table:table-cell table:style-name="ACE-0" office:value-type="float" office:value="59.020000000000003">
            <text:p>59.02</text:p>
          </table:table-cell>
          <table:table-cell table:style-name="ACE-0" office:value-type="float" office:value="-63.770000000000003">
            <text:p>−63.77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EvansRogerson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63</text:p>
          </table:table-cell>
          <table:table-cell table:style-name="ACE-0" office:value-type="float" office:value="59.020000000000003">
            <text:p>59.02</text:p>
          </table:table-cell>
          <table:table-cell table:style-name="ACE-0" office:value-type="float" office:value="-63.770000000000003">
            <text:p>−63.77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EvansRogerson198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123</text:p>
          </table:table-cell>
          <table:table-cell table:style-name="ACE-0" office:value-type="float" office:value="58.859999999999999">
            <text:p>58.86</text:p>
          </table:table-cell>
          <table:table-cell table:style-name="ACE-0" office:value-type="float" office:value="-63.350000000000001">
            <text:p>−63.35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6327</text:p>
          </table:table-cell>
          <table:table-cell table:style-name="ACE-0" office:value-type="float" office:value="58.549999999999997">
            <text:p>58.55</text:p>
          </table:table-cell>
          <table:table-cell table:style-name="ACE-0" office:value-type="float" office:value="-62.780000000000001">
            <text:p>−62.78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96</text:p>
          </table:table-cell>
          <table:table-cell table:style-name="ACE-0" office:value-type="float" office:value="57.990000000000002">
            <text:p>57.99</text:p>
          </table:table-cell>
          <table:table-cell table:style-name="ACE-0" office:value-type="float" office:value="-63.170000000000002">
            <text:p>−63.17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368</text:p>
          </table:table-cell>
          <table:table-cell table:style-name="ACE-0" office:value-type="float" office:value="57.990000000000002">
            <text:p>57.99</text:p>
          </table:table-cell>
          <table:table-cell table:style-name="ACE-0" office:value-type="float" office:value="-63.200000000000003">
            <text:p>−63.2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erripes groenlandicus, 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740</text:p>
          </table:table-cell>
          <table:table-cell table:style-name="ACE-0" office:value-type="float" office:value="58.210000000000001">
            <text:p>58.21</text:p>
          </table:table-cell>
          <table:table-cell table:style-name="ACE-0" office:value-type="float" office:value="-62.609999999999999">
            <text:p>−62.61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0" table:number-rows-repeated="6478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75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9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9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0T09:39:55Z</dc:date>
    <meta:creation-date>2023-03-20T08:47:30Z</meta:creation-date>
    <meta:generator>gnumeric/1.12.46</meta:generator>
  </office:meta>
</office:document-meta>
</file>